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font-name="Arial" fo:font-size="14pt" fo:font-weight="bold" style:font-size-asian="14pt" style:font-weight-asian="bold" style:font-size-complex="14pt" style:font-weight-complex="bold"/>
    </style:style>
    <style:style style:name="P3" style:family="paragraph" style:parent-style-name="Text_20_body">
      <style:paragraph-properties fo:margin-left="0in" fo:margin-right="0in" fo:text-indent="0in" style:auto-text-indent="true"/>
    </style:style>
    <style:style style:name="P4" style:family="paragraph" style:parent-style-name="Text_20_body">
      <style:paragraph-properties fo:margin-left="0in" fo:margin-right="0in" fo:text-indent="0in" style:auto-text-indent="true" fo:break-before="page"/>
    </style:style>
    <style:style style:name="P5" style:family="paragraph" style:parent-style-name="Text_20_body_20_with_20_1st_20_line_20_indent">
      <style:text-properties fo:font-style="normal" fo:font-weight="normal" style:font-style-asian="normal" style:font-weight-asian="normal" style:font-style-complex="normal" style:font-weight-complex="normal"/>
    </style:style>
    <style:style style:name="P6" style:family="paragraph" style:parent-style-name="Text_20_body_20_with_20_1st_20_line_20_indent">
      <style:text-properties fo:font-style="normal" style:font-style-asian="normal" style:font-style-complex="normal"/>
    </style:style>
    <style:style style:name="P7" style:family="paragraph" style:parent-style-name="Text_20_body_20_with_20_1st_20_line_20_indent">
      <style:text-properties fo:font-weight="bold" style:font-weight-asian="bold" style:font-weight-complex="bold"/>
    </style:style>
    <style:style style:name="P8" style:family="paragraph" style:parent-style-name="fixed">
      <style:text-properties fo:font-style="italic" style:font-style-asian="italic" style:font-style-complex="italic"/>
    </style:style>
    <style:style style:name="P9" style:family="paragraph" style:parent-style-name="fixed">
      <style:text-properties fo:font-style="normal" style:font-style-asian="normal" style:font-style-complex="normal"/>
    </style:style>
    <style:style style:name="P10" style:family="paragraph" style:parent-style-name="fixed">
      <style:text-properties fo:font-weight="bold" style:font-weight-asian="bold" style:font-weight-complex="bold"/>
    </style:style>
    <style:style style:name="P11" style:family="paragraph" style:parent-style-name="fixed">
      <style:text-properties fo:font-weight="normal" style:font-weight-asian="normal" style:font-weight-complex="normal"/>
    </style:style>
    <style:style style:name="P12" style:family="paragraph" style:parent-style-name="fixed">
      <style:paragraph-properties fo:margin-left="0.4925in" fo:margin-right="0in" fo:text-indent="0in" style:auto-text-indent="true"/>
      <style:text-properties fo:font-weight="bold" style:font-weight-asian="bold" style:font-weight-complex="bold"/>
    </style:style>
    <style:style style:name="P13" style:family="paragraph" style:parent-style-name="Text_20_body_20_with_20_1st_20_line_20_indent">
      <style:paragraph-properties fo:margin-left="0.4925in" fo:margin-right="0in" fo:text-indent="0in" style:auto-text-indent="true"/>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9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4">
      <style:paragraph-properties>
        <style:tab-stops>
          <style:tab-stop style:position="6.3354in" style:type="right" style:leader-style="dotted" style:leader-text="."/>
        </style:tab-stops>
      </style:paragraph-properties>
    </style:style>
    <style:style style:name="P18" style:family="paragraph" style:parent-style-name="Contents_20_5">
      <style:paragraph-properties>
        <style:tab-stops>
          <style:tab-stop style:position="6.139in" style:type="right" style:leader-style="dotted" style:leader-text="."/>
        </style:tab-stops>
      </style:paragraph-properties>
    </style:style>
    <style:style style:name="P19" style:family="paragraph" style:parent-style-name="Text_20_body_20_with_20_1st_20_line_20_indent">
      <style:text-properties fo:font-weight="normal" style:font-weight-asian="normal" style:font-weight-complex="normal"/>
    </style:style>
    <style:style style:name="P20" style:family="paragraph" style:parent-style-name="fixed">
      <style:text-properties fo:font-weight="bold" style:font-weight-asian="bold" style:font-weight-complex="bold"/>
    </style:style>
    <style:style style:name="P21" style:family="paragraph" style:parent-style-name="Heading_20_1">
      <style:paragraph-properties fo:text-align="center" style:justify-single-word="false"/>
    </style:style>
    <style:style style:name="P22" style:family="paragraph" style:parent-style-name="Heading_20_2">
      <style:paragraph-properties fo:text-align="center" style:justify-single-word="false"/>
    </style:style>
    <style:style style:name="P23" style:family="paragraph" style:parent-style-name="Heading_20_2" style:list-style-name=""/>
    <style:style style:name="P24" style:family="paragraph" style:parent-style-name="Heading_20_2">
      <style:text-properties fo:font-style="italic" fo:font-weight="bold" style:font-style-asian="italic" style:font-weight-asian="bold" style:font-style-complex="italic" style:font-weight-complex="bold"/>
    </style:style>
    <style:style style:name="P25" style:family="paragraph" style:parent-style-name="Heading_20_2">
      <style:text-properties fo:font-weight="bold" style:font-weight-asian="bold" style:font-weight-complex="bold"/>
    </style:style>
    <style:style style:name="P26" style:family="paragraph" style:parent-style-name="Heading_20_2">
      <style:paragraph-properties fo:break-before="page"/>
    </style:style>
    <style:style style:name="P27" style:family="paragraph" style:parent-style-name="Heading_20_4">
      <style:text-properties fo:font-style="normal" style:font-style-asian="normal" style:font-style-complex="normal"/>
    </style:style>
    <style:style style:name="P28" style:family="paragraph" style:parent-style-name="Heading_20_3">
      <style:text-properties fo:font-style="normal" style:font-style-asian="normal" style:font-style-complex="normal"/>
    </style:style>
    <style:style style:name="P29" style:family="paragraph" style:parent-style-name="Heading_20_3">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text-underline-style="none" fo:font-weight="normal" style:font-style-asian="italic" style:font-weight-asian="normal" style:font-style-complex="italic" style:font-weight-complex="normal"/>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text-position="super 58%"/>
    </style:style>
    <style:style style:name="T10" style:family="text">
      <style:text-properties fo:font-weight="bold" style:font-weight-asian="bold" style:font-weight-complex="bold"/>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style:text-underline-style="solid" style:text-underline-width="auto" style:text-underline-color="font-color"/>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The Deva Programming Language</text:h>
      <text:p text:style-name="P2">v.1.0.0</text:p>
      <text:p text:style-name="P1">Joshua Shepard</text:p>
      <text:p text:style-name="P1"><text:a xlink:type="simple" xlink:href="mailto:josh.shepard@gmail.com">josh.shepard@gmail.com</text:a></text:p>
      <text:p text:style-name="P1"><text:modification-date style:data-style-name="N76">November 19, 2010</text:modification-date></text:p>
      <text:p text:style-name="P1"/>
      <text:h text:style-name="P22" text:outline-level="2">Summary</text:h>
      <text:p text:style-name="P3">Deva is a small, dynamic language written in C++ for POSIX-compliant platforms. It is intended to be easily embeddable in C++ applications, as well as be used as a general-purpose language for scripting and other small projects. This document describes the deva language and the set of built-in functions and modules in informal terms. It also includes small samples of deva code.</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6">The Deva Programming Language<text:tab/>1</text:p>
          <text:p text:style-name="P14">Summary<text:tab/>1</text:p>
          <text:p text:style-name="P14">1 Introduction<text:tab/>4</text:p>
          <text:p text:style-name="P14">2 Environment and Modules<text:tab/>4</text:p>
          <text:p text:style-name="P14">3 Types and Scopes<text:tab/>5</text:p>
          <text:p text:style-name="P15">3.1 The 'local' keyword<text:tab/>6</text:p>
          <text:p text:style-name="P14">4 Language specification<text:tab/>6</text:p>
          <text:p text:style-name="P15">4.1 Lexical conventions<text:tab/>6</text:p>
          <text:p text:style-name="P15">4.2 Statements<text:tab/>7</text:p>
          <text:p text:style-name="P17">4.2.1 Compound statements<text:tab/>7</text:p>
          <text:p text:style-name="P17">4.2.2 Assignment statements<text:tab/>7</text:p>
          <text:p text:style-name="P17">4.2.3 Control structures<text:tab/>7</text:p>
          <text:p text:style-name="P17">4.2.4 Function calls as statements<text:tab/>8</text:p>
          <text:p text:style-name="P15">4.3 Expressions<text:tab/>8</text:p>
          <text:p text:style-name="P17">4.3.1 Basic expressions<text:tab/>8</text:p>
          <text:p text:style-name="P17">4.3.2 Arithmetic expressions<text:tab/>8</text:p>
          <text:p text:style-name="P17">4.3.3 Logical expressions<text:tab/>8</text:p>
          <text:p text:style-name="P17">4.3.4 Collection constructors<text:tab/>9</text:p>
          <text:p text:style-name="P17">4.3.5 Collection indexers<text:tab/>9</text:p>
          <text:p text:style-name="P18">4.3.5.1 Slice notation<text:tab/>9</text:p>
          <text:p text:style-name="P17">4.3.6 Function calls<text:tab/>10</text:p>
          <text:p text:style-name="P17">4.3.7 Function definitions<text:tab/>10</text:p>
          <text:p text:style-name="P17">4.3.8 Class definitions<text:tab/>10</text:p>
          <text:p text:style-name="P17">4.3.9 Instance constructors<text:tab/>11</text:p>
          <text:p text:style-name="P14">5 Classes and instances<text:tab/>11</text:p>
          <text:p text:style-name="P15">5.1 Basic structure<text:tab/>11</text:p>
          <text:p text:style-name="P15">5.2 Inheritance<text:tab/>12</text:p>
          <text:p text:style-name="P15">5.3 Construction and the 'new' method<text:tab/>12</text:p>
          <text:p text:style-name="P15">5.4 Destruction and the 'delete' method<text:tab/>12</text:p>
          <text:p text:style-name="P15">5.5 Methods and the 'self' parameter<text:tab/>13</text:p>
          <text:p text:style-name="P15">5.6 The 'enumeration interface'<text:tab/>13</text:p>
          <text:p text:style-name="P14">6 Built-in functions, methods and modules<text:tab/>14</text:p>
          <text:p text:style-name="P15">6.1 Built-in functions<text:tab/>14</text:p>
          <text:p text:style-name="P15">6.2 Map built-in methods<text:tab/>17</text:p>
          <text:p text:style-name="P15">6.3 Vector built-in methods<text:tab/>18</text:p>
          <text:p text:style-name="P15">6.4 String built-in methods<text:tab/>21</text:p>
          <text:p text:style-name="P15">6.5 Built-in module bit<text:tab/>24</text:p>
          <text:p text:style-name="P15">6.6 Built-in module math<text:tab/>24</text:p>
          <text:p text:style-name="P15">6.7 Built-in module os<text:tab/>26</text:p>
          <text:p text:style-name="P15">6.8 Built-in module _re<text:tab/>28</text:p>
          <text:p text:style-name="P15">6.9 Module re<text:tab/>29</text:p>
          <text:p text:style-name="P15">6.10 Module glob<text:tab/>30</text:p>
          <text:p text:style-name="P14">7 Sample deva code<text:tab/>30</text:p>
          <text:p text:style-name="P15">7.1 bubble sort<text:tab/>30</text:p>
          <text:p text:style-name="P15">7.2 default parameters<text:tab/>31</text:p>
          <text:p text:style-name="P15"><text:soft-page-break/>7.3 import<text:tab/>32</text:p>
          <text:p text:style-name="P15">7.4 eval – running code dynamically<text:tab/>32</text:p>
          <text:p text:style-name="P15">7.5 Classes, instances, constructors and inheritance<text:tab/>33</text:p>
          <text:p text:style-name="P14">8 Embedding deva<text:tab/>34</text:p>
        </text:index-body>
      </text:table-of-content>
      <text:h text:style-name="P23" text:outline-level="2"/>
      <text:h text:style-name="P26" text:outline-level="2">1 Introduction</text:h>
      <text:p text:style-name="P3">Deva is a small and simple language intended to be embedded in C++ programs or to write stand-alone scripts with. It is not intended to compete with major languages such as Python or Ruby in the richness of its feature set and power or expressibility. Instead, it is intended to be as small and simple as practical while still offering a reasonably powerful and expressive multi-paradigm language.</text:p>
      <text:p text:style-name="P3"><text:s/>Syntactically, deva resembles C or C++, combined with some aspects of Python. It is a “curly brace” language, meaning that it uses curly braces ( “{“ and “}” ) to denote the beginning and end of blocks of code, rather than words (like Pascal, Lua etc) or indentation (like Python). In deciding on the syntax, every effort has been made to stay close to C/C++ so that, when in doubt, if the developer uses C coding constructs, they will generally be able to write code that works. However, deva only implements a small sub-set of C syntax, with changes and additions intended to simplify the language, so clearly not all C code is acceptable deva code.</text:p>
      <text:p text:style-name="P3">Deva is basically a procedural imperative language, but includes support for simple object-oriented and functional programming techniques. For instance, functions are first-class objects and built-in functions are provided for the functional programming notions of 'map', 'filter' and 'reduce'. In the object-oriented sphere, classes can be defined and instances of them created, with multiple-inheritance and basic constructors supported.</text:p>
      <text:p text:style-name="P3">Deva is free software, distributed under the MIT license. (See the file 'COPYING', included with the distribution). It is provided with no guarantees of any kind.</text:p>
      <text:p text:style-name="P3"/>
      <text:h text:style-name="Heading_20_2" text:outline-level="2">2 Environment and Modules</text:h>
      <text:p text:style-name="P3">Deva is typically saved into files with the “.dv” extension. Any deva file can be imported as a “module” into another deva file using the “import” statement. Unlike languages like C, C++, Java etc. code in deva does not need to be contained in a function or method. This code is said to be at “file scope”. For instance, the canonical “hello world” program for deva would simply be a file with the following:</text:p>
      <text:p text:style-name="fixed"/>
      <text:p text:style-name="fixed">print( “Hello world” );</text:p>
      <text:p text:style-name="Text_20_body_20_indent"/>
      <text:p text:style-name="P3">When executed by the deva execution program ('deva') this code will be run immediately and “Hello World” printed to the console.</text:p>
      <text:p text:style-name="Text_20_body_20_with_20_1st_20_line_20_indent">Likewise, when a module is imported, code at file scope will be immediately executed, while code in methods and functions won't be executed until called. Deva code is first compiled to byte-code and then executed. When run from a “.dv” file, the byte-code is saved as a “.dvc” file. When run from a string inside deva code, via the eval() built-in function, the byte-code is saved in memory only and not written to disk.</text:p>
      <text:p text:style-name="Text_20_body_20_with_20_1st_20_line_20_indent">Modules are searched for in the current executing directory and all the paths listed in the DEVA environment variable.</text:p>
      <text:h text:style-name="Heading_20_2" text:outline-level="2"><text:soft-page-break/>3 Types and Scopes</text:h>
      <text:p text:style-name="Text_20_body_20_with_20_1st_20_line_20_indent">Deva is dynamically, but strongly, typed. Internally every variable has a type, but it is not evaluated until the variable is used. If the variable is of the wrong type for a particular usage a run-time error will result. (The sole deviation from this is the “const” modifier on variables, which is only enforced at compile-time, and thus can be circumvented at run-time if so desired; it is intended only as a convenience and not as something to be strongly enforced).</text:p>
      <text:p text:style-name="Text_20_body_20_with_20_1st_20_line_20_indent">There are seven basic types in deva: null, string, number, boolean, function, vector and map. </text:p>
      <text:p text:style-name="Text_20_body_20_with_20_1st_20_line_20_indent">Null always has the value “null” which is always logically false and empty. Strings are the usual strings of characters. Numbers are real (floating point) numbers. Booleans are values that have either the value 'true' or 'false'. Functions are deva functions, which are first-class types, which can be stored in variables, passed as parameters to functions etc. (Technical note: internally functions are just machine native sized integers which store addresses, and other uses of this data type are made internally only). These five data types are “value types”, meaning that variables of these types are simple values, <text:span text:style-name="T1">not</text:span><text:span text:style-name="T6"> references to other objects. When a variable of one of these types is assigned to another variable, a copy is created and changes to that copy do not affect the original variable.</text:span></text:p>
      <text:p text:style-name="P6">[NOTE: In addition to the seven basic types there are two types that are not visible externally: a 'size' type and a 'native object' type. These are useful only to developers embedding or extending the deva language. The 'size' type is an integer number type the size of the native integer on the machine on which deva is compiled (a “size_t” in C/C++). The 'native object' type is a native pointer to C/C++ data (a void* in C/C++).]</text:p>
      <text:p text:style-name="Text_20_body_20_with_20_1st_20_line_20_indent"><text:span text:style-name="T6">Vectors are dynamically re-sizable arrays. They can contain elements of any type and elements can be added and removed from them, and accessed via a numeric index. (Vectors in deva are zero-based; that is: the element '0' is the first element in the array). Maps are associative arrays. They contain a set of </text:span><text:span text:style-name="T1">key-value</text:span><text:span text:style-name="T6"> pairs where both the key and value can be of any type, with the keys being unique inside a given map. Vectors and maps are “reference types”, meaning that variables cannot contain an actual vector or map, but only a </text:span><text:span text:style-name="T1">reference</text:span><text:span text:style-name="T6"> to one. Assignments, parameter passing, returns etc. only manipulate references to the actual vector/map and do not imply any kind of copy. (An explicit “copy()” method is provided on reference types to create a shallow copy of the object). Reference types must be explicitly created before they can be used, unlike value types which can simply be referred to as needed. Uses of individual maps/vectors are tracked and the objects are destroyed when no longer in use. (Technical note: deva uses reference-counting to track objects and thus circular dependencies can create objects that will not be released until the exit of the program).</text:span></text:p>
      <text:p text:style-name="Text_20_body_20_with_20_1st_20_line_20_indent">Like C-derived languages, deva is block-scoped using curly braces. <text:span text:style-name="T2">Unlike</text:span><text:span text:style-name="T7"> C, deva is dynamically scoped, not statically.</text:span> A reference to a variable 'x' in a scope will use the first available 'x' found in the current scope or any scope below the current scope, right up to the global scope. (This is similar to the look-up rules in JavaScript/ECMAScript, with the addition of block-scoping). Value types that are first defined in a particular scope are destroyed when that scope ends, with reference types being destroyed only if the last reference to them was in the scope. Because reference types are guaranteed to be destroyed when the last reference to them goes out of scope, scopes can be used to implement deterministic destruction.</text:p>
      <text:p text:style-name="Text_20_body_20_with_20_1st_20_line_20_indent">Parameters to functions/methods are passed <text:span text:style-name="T1">by value</text:span><text:span text:style-name="T6">, meaning that the function/method receives a </text:span><text:span text:style-name="T1">copy</text:span><text:span text:style-name="T6"> of the variable passed as a parameter. If the parameter is a reference type, the parameter is still a copy, though as a reference type it still points at the object that was passed in and changes made will affect the original object. </text:span><text:span text:style-name="T1">But</text:span><text:span text:style-name="T6"> if it were changed to point at a new object, the original would be unaffected. For instance:</text:span></text:p>
      <text:p text:style-name="P9"><text:soft-page-break/>def foo( v )</text:p>
      <text:p text:style-name="P9">{</text:p>
      <text:p text:style-name="P9"><text:s text:c="4"/># this appends the number 100 to vector 'v'</text:p>
      <text:p text:style-name="P9"><text:tab/>v.append( 100 );</text:p>
      <text:p text:style-name="P9"><text:tab/># the parameter 'v' is now a new, empty vector</text:p>
      <text:p text:style-name="P9"><text:tab/>v = [];</text:p>
      <text:p text:style-name="P9">}</text:p>
      <text:p text:style-name="P9"/>
      <text:p text:style-name="P9">x = [0,1,2,3];</text:p>
      <text:p text:style-name="P9">foo( x );</text:p>
      <text:p text:style-name="P9"># the vector x now contains [1,2,3,100], as only the *parameter* in the </text:p>
      <text:p text:style-name="P9">function was set to a new, empty vector</text:p>
      <text:h text:style-name="Heading_20_3" text:outline-level="3">3.1 The 'local' keyword</text:h>
      <text:p text:style-name="Text_20_body_20_with_20_1st_20_line_20_indent">Because a reference to a variable will always refer to any existing like-named variable defined in a 'more global' scope, the 'local' keyword is provided to define new variables that are local to the immediate scope. <text:span text:style-name="T3">Inside of functions, variables should almost always be defined as 'local', since they could accidentally modify more global variables with the same name.</text:span><text:span text:style-name="T8"> (</text:span>This is particularly true in recursive functions, where local values would otherwise be lost). The local keyword can only be used in assignment expressions (e.g. “local x = 2;”).</text:p>
      <text:p text:style-name="Text_20_body_20_with_20_1st_20_line_20_indent">(Those familiar with JavaScript may want to think of this as being similar to the 'var' keyword, in that it defines a local variable, however it is different in the fact that <text:span text:style-name="T10">not</text:span><text:span text:style-name="T12"> using 'local' is quite different from not using 'var' in JavaScript: <text:s/>it does not add variables into the global scope, rather it will only reference more-global variables if they already exist, creating a local otherwise. Also, as noted earlier, deva is block-scoped, so variables can be local to a block and not just a function.)</text:span></text:p>
      <text:h text:style-name="Heading_20_2" text:outline-level="2">4 Language specification</text:h>
      <text:h text:style-name="Heading_20_3" text:outline-level="3">4.1 Lexical conventions</text:h>
      <text:p text:style-name="Text_20_body_20_with_20_1st_20_line_20_indent">Deva is a case-sensitive language; “while” is not the same as “WHILE” or “While”. Identifiers can consist of letters, numeric digits and the underscore (“_”) character, not beginning with a digit. Keywords in the language are reserved and cannot be used as identifiers:</text:p>
      <text:p text:style-name="Text_20_body_20_with_20_1st_20_line_20_indent"/>
      <text:p text:style-name="fixed">null true false def if else while for in import class const</text:p>
      <text:p text:style-name="fixed"/>
      <text:p text:style-name="Text_20_body_20_with_20_1st_20_line_20_indent">The following operators are also special tokens in the language:</text:p>
      <text:p text:style-name="fixed"/>
      <text:p text:style-name="fixed">+ - / * % &gt; &lt; == &gt;= &lt;= += -= *= /= %= [ ] { } ( ) &amp;&amp; || ! ; , .</text:p>
      <text:p text:style-name="fixed"/>
      <text:p text:style-name="Text_20_body_20_with_20_1st_20_line_20_indent">String literals are delimited by (matching) single or double quotes and can contains the C escape <text:soft-page-break/>sequences '\n', '\t', '\r', '\\', '\”' (backslash double-quote) and '\'' (backslash single-quote).</text:p>
      <text:p text:style-name="Text_20_body_20_with_20_1st_20_line_20_indent">Comments can start anywhere on a line, begin with the “#” character, and continue to the end of the line.</text:p>
      <text:p text:style-name="Text_20_body_20_with_20_1st_20_line_20_indent">Numerical constants can be written with an optional decimal part following a “.”or in exponential format with the exponent following the letter “e”. Examples are : 256, 10.0, 45e-3.</text:p>
      <text:h text:style-name="Heading_20_3" text:outline-level="3">4.2 Statements</text:h>
      <text:p text:style-name="Text_20_body_20_with_20_1st_20_line_20_indent">Statements in deva will seem familiar to C programmers, with a couple of small exceptions. Statements are terminated by a semi-colon and ignore whitespace.</text:p>
      <text:h text:style-name="Heading_20_4" text:outline-level="4">4.2.1 Compound statements</text:h>
      <text:p text:style-name="Text_20_body_20_with_20_1st_20_line_20_indent">A compound statement is a collection of individual statements, surrounded by curly braces and executed in order.</text:p>
      <text:h text:style-name="Heading_20_4" text:outline-level="4">4.2.2 Assignment statements</text:h>
      <text:p text:style-name="Text_20_body_20_with_20_1st_20_line_20_indent">Assignment statements are of two forms. Form one uses the '=' operator as in 'x = y;' Form two uses the accumulation assignment operators '+=', '-=', '*=', '/=' or '%=', which apply the operation to the value of the two operands and assign the value into the first operand. For instance, 'x += y;' is the equivalent of 'x = x + y;'.</text:p>
      <text:p text:style-name="Text_20_body_20_with_20_1st_20_line_20_indent">Assignments may NOT be chained together in a single statement (e.g. a = b = 1).</text:p>
      <text:p text:style-name="Text_20_body_20_with_20_1st_20_line_20_indent">Assignments using the '=' operator, when applied to a variable that does not yet exist, create that variable. For instance, 'x = 2;' first looks in the current scope for a variable called x, then in each parent scope all the way to the global scope. If no variable 'x' is found, a new variable named 'x' is created in the current scope and the value '2' is assigned to it.</text:p>
      <text:p text:style-name="Text_20_body_20_with_20_1st_20_line_20_indent">An assignment using the '=' operator may also be preceded by the keyword 'const', which indicates to the compiler that this is a constant value that cannot be changed. This is a programmer's convenience only; the compiler will attempt to enforce this, but it cannot be guaranteed at run-time.</text:p>
      <text:h text:style-name="Heading_20_4" text:outline-level="4">4.2.3 Control structures</text:h>
      <text:p text:style-name="Text_20_body_20_with_20_1st_20_line_20_indent">Conditions in control structures can be of type null, number, string, or boolean. Null always evaluates to false. For numbers zero is false and all other values are true. Empty strings are false, strings with any other value are true.</text:p>
      <text:p text:style-name="Text_20_body_20_with_20_1st_20_line_20_indent">'If', 'else' and 'while' structures have the traditional meanings. The 'for' structure iterates over values in a collection (vector or map). </text:p>
      <text:p text:style-name="Text_20_body_20_with_20_1st_20_line_20_indent">The 'return' statement is used to return from a function or method. (Note that all functions return a value in deva. If a 'return' with no value is used the deva compiler will interpret this as a 'return null;' statement). </text:p>
      <text:p text:style-name="Text_20_body_20_with_20_1st_20_line_20_indent">'Break' and 'continue' statements also have the traditional meanings; the former will break out of the immediate looping construct, while the second will jump to the beginning of the loop.</text:p>
      <text:p text:style-name="Text_20_body_20_with_20_1st_20_line_20_indent">The 'import' structure imports a module into the current scope. The 'path' to an import statement may contain '/' characters, representing directory separators.</text:p>
      <text:p text:style-name="Text_20_body_20_with_20_1st_20_line_20_indent"><text:soft-page-break/>The control structures have the following formats:</text:p>
      <text:p text:style-name="fixed"/>
      <text:p text:style-name="fixed">while( <text:span text:style-name="T1">'condition'</text:span><text:span text:style-name="T6"> ) </text:span><text:span text:style-name="T1">statement or compound-statement</text:span></text:p>
      <text:p text:style-name="fixed"><text:span text:style-name="T6">if( </text:span><text:span text:style-name="T1">'condition'</text:span><text:span text:style-name="T6"> ) </text:span><text:span text:style-name="T1">statement or compound-statement </text:span><text:span text:style-name="T6">[else </text:span><text:span text:style-name="T1">statement or compound-statement</text:span><text:span text:style-name="T6">]</text:span></text:p>
      <text:p text:style-name="fixed"><text:span text:style-name="T6">for( '</text:span><text:span text:style-name="T1">item' </text:span><text:span text:style-name="T6">in '</text:span><text:span text:style-name="T1">vector'</text:span><text:span text:style-name="T6"> ) </text:span><text:span text:style-name="T1">statement or compound-statement</text:span></text:p>
      <text:p text:style-name="fixed"><text:span text:style-name="T6">for( '</text:span><text:span text:style-name="T1">key' , 'value'</text:span><text:span text:style-name="T6"> in '</text:span><text:span text:style-name="T1">map'</text:span><text:span text:style-name="T6"> ) </text:span><text:span text:style-name="T1">statement or compound-statement</text:span></text:p>
      <text:p text:style-name="P9">return</text:p>
      <text:p text:style-name="fixed"><text:span text:style-name="T6">return '</text:span><text:span text:style-name="T1">value'</text:span></text:p>
      <text:p text:style-name="P9">break</text:p>
      <text:p text:style-name="P9">continue</text:p>
      <text:p text:style-name="fixed"><text:span text:style-name="T6">import </text:span><text:span text:style-name="T1">'path'</text:span></text:p>
      <text:p text:style-name="P9"/>
      <text:h text:style-name="P27" text:outline-level="4">4.2.4 Function calls as statements</text:h>
      <text:p text:style-name="P6">Function call expressions like 'foo();' can stand alone as statements, as they have potential side effects. Any return value is lost.</text:p>
      <text:h text:style-name="P28" text:outline-level="3">4.3 Expressions</text:h>
      <text:h text:style-name="P27" text:outline-level="4">4.3.1 Basic expressions</text:h>
      <text:p text:style-name="P6">Basic expressions are:</text:p>
      <text:p text:style-name="P6"/>
      <text:p text:style-name="fixed"><text:span text:style-name="T6">( </text:span><text:span text:style-name="T1">'exp'</text:span><text:span text:style-name="T6"> )</text:span></text:p>
      <text:p text:style-name="P8">identifier</text:p>
      <text:p text:style-name="P8">numerical constant</text:p>
      <text:p text:style-name="P8">boolean</text:p>
      <text:p text:style-name="P8">null</text:p>
      <text:p text:style-name="P8">string literal</text:p>
      <text:p text:style-name="P9"/>
      <text:h text:style-name="P27" text:outline-level="4">4.3.2 Arithmetic expressions</text:h>
      <text:p text:style-name="P6">The usual binary numerical operators '+', '-', '*', '/', '%' (modulo) and the unary operator '-' are supported. The operands must be numbers or expressions that evaluate to numbers, with the exception of the '+' operator, which can be applied to strings to concatenate them.</text:p>
      <text:h text:style-name="P27" text:outline-level="4">4.3.3 Logical expressions</text:h>
      <text:p text:style-name="Text_20_body_20_with_20_1st_20_line_20_indent"><text:span text:style-name="T6">Deva accepts the '&amp;&amp;' (and) and '||' (or) binary logical operators and the '!' (not) unary logical </text:span><text:span text:style-name="T6">operator. Operands must be able to be evaluated to a boolean value (a null, number, string or boolean or expression evaluating to one of these).</text:span></text:p>
      <text:p text:style-name="P6"><text:soft-page-break/>[NOTE: There is currently NO short-circuiting of the evaluation of logical expressions.]</text:p>
      <text:h text:style-name="P27" text:outline-level="4">4.3.4 Collection constructors</text:h>
      <text:p text:style-name="P6">Maps and vectors must be created before they are used, unlike simple value types. The syntax for this is:</text:p>
      <text:p text:style-name="P6"/>
      <text:p text:style-name="P9">[ 'items' ];</text:p>
      <text:p text:style-name="P8">'map-name'<text:span text:style-name="T6"> = {};</text:span></text:p>
      <text:p text:style-name="P9"/>
      <text:p text:style-name="P6">Vector constructors may contain a comma-delimited initialization list of expressions which evaluate to items. For example: 'v = [a, b, c(), 4, “a string'];' which creates a vector containing the variables 'a' and 'b', the return value of the function 'c', the number '4' and the string literal “a string” and then assigns this vector to the variable 'v'.</text:p>
      <text:p text:style-name="P6">Map constructor initialization lists look similar, but with a colon (“:”) separating the key and value elements for each pair in the map. For instance: 'm = { “a” : 10, 8 : “foo” };' creates a map with two elements (pairs), one mapping the string “a” to the number 10 and another mapping the number 8 to the string “foo”.</text:p>
      <text:h text:style-name="P27" text:outline-level="4">4.3.5 Collection indexers</text:h>
      <text:p text:style-name="P6">Maps and vectors can be indexed using the '[]' operator. For instance: 'v[0]' returns the first element in the vector 'v' and 'm[“foo”]' returns the value in the map 'm' that is indexed by the key “foo”.</text:p>
      <text:p text:style-name="P6">Maps can also be indexed using the '.' operator, which is syntactic sugar for the '[]' operator with a key of string type, with the left-hand side of the '.' being the map name and the right-hand side being the key. For example: 'm.foo' is the exact equivalent of 'm[“foo”]' from the example above. While of only marginal use for maps (it allows them to be used as structs/records), it allows maps to form the basis for classes and instances (in fact, classes and instances are really nothing more than maps), as we will see shortly.</text:p>
      <text:h text:style-name="Heading_20_5" text:outline-level="5">4.3.5.1 Slice notation</text:h>
      <text:p text:style-name="Text_20_body_20_with_20_1st_20_line_20_indent">Vectors and strings have a further, extended indexer notation called “slicing”. Like Python and Icon you can give up to three values in an indexer, separated by colons. The first is the start index, the second the end index and the third is the step value. For example, given the code:</text:p>
      <text:p text:style-name="Text_20_body_20_with_20_1st_20_line_20_indent"/>
      <text:p text:style-name="fixed">v = ['f','o','o','b','a','r'];</text:p>
      <text:p text:style-name="fixed">v2 = v[1:3];</text:p>
      <text:p text:style-name="fixed">v3 = v[1:6:2];</text:p>
      <text:p text:style-name="fixed"/>
      <text:p text:style-name="Text_20_body_20_with_20_1st_20_line_20_indent">'v2' will be a vector with the value ['o','o'] (the elements of 'v' starting at index 1 and ending at index 3) and 'v3' a vector with the value ['o','b','r'] (every 2<text:span text:style-name="T9">nd</text:span> element of 'v' starting at index 1 and ending at element 6).</text:p>
      <text:p text:style-name="Text_20_body_20_with_20_1st_20_line_20_indent">With vectors a slice can also appear on the <text:span text:style-name="T1">left</text:span><text:span text:style-name="T6"> side of an assignment.(With strings this is not </text:span><text:soft-page-break/><text:span text:style-name="T6">allowed, as strings in deva are immutable objects). If the slice has only two indices (i.e. no 'step' value) the right-hand side of the assignment replaces the sliced range. In this case the right-hand side could be </text:span><text:span text:style-name="T6">another vector, in which case all of its elements will be copied, or it could be any other type, in which case the object itself will be inserted. If a third index ('step' value) </text:span><text:span text:style-name="T1">is</text:span><text:span text:style-name="T6"> used, then the right-hand side MUST be a vector, and its size must match exactly the size of the specified slice. At each 'sliced' position an element from the right-hand vector will be copied into place (replacing whatever element was previously there. For example:</text:span></text:p>
      <text:p text:style-name="Text_20_body_20_with_20_1st_20_line_20_indent"/>
      <text:p text:style-name="fixed">v = ['f','o','o','b','a','r'];</text:p>
      <text:p text:style-name="fixed">v[1:3] = 'u';<text:tab/><text:tab/><text:tab/><text:tab/># v now contains 'f','u','b','a','r'</text:p>
      <text:p text:style-name="fixed">v[1:5:2] = ['i', 'e'];<text:tab/><text:tab/># v now contains 'f','i','b','e','r'</text:p>
      <text:p text:style-name="fixed"/>
      <text:h text:style-name="P27" text:outline-level="4">4.3.6 Function calls</text:h>
      <text:p text:style-name="P6">Functions are called as in C, C++, Java etc. using the name of the function followed by parentheses enclosing the comma-separated list of parameters. Functions in deva always return a value (null if nothing else), which can be assigned to a variable or not. (If not the value is simply thrown away). For example: 'fcn( a, b, c );' calls the function named 'fcn' with the parameters 'a', 'b' and 'c'.</text:p>
      <text:h text:style-name="P27" text:outline-level="4">4.3.7 Function definitions</text:h>
      <text:p text:style-name="P6">Functions are defined using the 'def' keyword, as so:</text:p>
      <text:p text:style-name="P6"/>
      <text:p text:style-name="fixed"><text:span text:style-name="T6">def </text:span><text:span text:style-name="T1">'fcn-name'</text:span><text:span text:style-name="T6"> ( </text:span><text:span text:style-name="T1">'parameter-list'</text:span><text:span text:style-name="T6"> ) </text:span><text:span text:style-name="T1">statement or compound-statement</text:span></text:p>
      <text:p text:style-name="P9"/>
      <text:p text:style-name="P6">Functions can be declared anywhere inside the global scope; functions cannot be declared inside other scopes.</text:p>
      <text:p text:style-name="P6">[NOTE: nested functions may be allowed in future revisions.]</text:p>
      <text:p text:style-name="P6">Results of a function are returned to the caller using the 'return' statement.</text:p>
      <text:p text:style-name="P6">Functions can contains default parameter values, of the form:</text:p>
      <text:p text:style-name="P9"/>
      <text:p text:style-name="P8">'param-name'<text:span text:style-name="T6"> = </text:span>'value'</text:p>
      <text:p text:style-name="P8"/>
      <text:p text:style-name="Text_20_body_20_with_20_1st_20_line_20_indent">The parameters with default values <text:span text:style-name="T1">must</text:span><text:span text:style-name="T6"> occur at the </text:span><text:span text:style-name="T1">end</text:span><text:span text:style-name="T6"> of the parameter list. </text:span></text:p>
      <text:p text:style-name="Text_20_body_20_with_20_1st_20_line_20_indent"><text:span text:style-name="T6">For</text:span> example:</text:p>
      <text:p text:style-name="Text_20_body_20_with_20_1st_20_line_20_indent"/>
      <text:p text:style-name="fixed">def FunctionA( a, b, c = 0 ){}<text:tab/># valid code</text:p>
      <text:p text:style-name="fixed">def FunctionB( a, b = 0, c ){}<text:tab/># invalid code!!!</text:p>
      <text:p text:style-name="fixed"/>
      <text:h text:style-name="P27" text:outline-level="4"><text:soft-page-break/>4.3.8 Class definitions</text:h>
      <text:p text:style-name="P6">Classes are defined using the 'class' keyword:</text:p>
      <text:p text:style-name="P6"/>
      <text:p text:style-name="fixed"><text:span text:style-name="T6">class </text:span><text:span text:style-name="T1">'name'</text:span><text:span text:style-name="T6"> : </text:span><text:span text:style-name="T1">'parent-one'</text:span><text:span text:style-name="T6"> , </text:span><text:span text:style-name="T1">'parent-two' etc.</text:span></text:p>
      <text:p text:style-name="P9">{</text:p>
      <text:p text:style-name="P8">method-definitions</text:p>
      <text:p text:style-name="P9">}</text:p>
      <text:p text:style-name="P9"/>
      <text:p text:style-name="Text_20_body_20_with_20_1st_20_line_20_indent">Class definitions must occur at the file scope for the module they are in.</text:p>
      <text:p text:style-name="Text_20_body_20_with_20_1st_20_line_20_indent">[NOTE: nested classes is a possible item TODO for future versions.] </text:p>
      <text:p text:style-name="Text_20_body_20_with_20_1st_20_line_20_indent">The list of parents is a list of base-classes from which this class inherits. Classes are simply maps, with methods and fields (member variables) being items in the map. Child classes receive the members of the parent classes. When there are multiple base classes they are inherited in order from right-to-left,so that the leftmost class in the list overrides the class to the right of it, which overrides the class to the right of it etc.</text:p>
      <text:p text:style-name="Text_20_body_20_with_20_1st_20_line_20_indent">The method definitions section is simply a series of function definitions which are added to the class as members. Methods may access a special parameter called “self”, which is a reference to the instance of the class which is calling the method. This is the equivalent of the “this” pointer in C++, but unlike C++, self <text:span text:style-name="T1">must</text:span><text:span text:style-name="T6"> be referenced explicitly.</text:span></text:p>
      <text:h text:style-name="P27" text:outline-level="4">4.3.9 Instance constructors</text:h>
      <text:p text:style-name="P6">Instances of classes (commonly called “objects”) are created using the syntax:</text:p>
      <text:p text:style-name="P6"/>
      <text:p text:style-name="P8">'instance-name'<text:span text:style-name="T6"> = new </text:span>'class-name'<text:span text:style-name="T6"> ( </text:span>'parameter-list'<text:span text:style-name="T6"> )</text:span></text:p>
      <text:p text:style-name="P9"/>
      <text:p text:style-name="P6">[NOTE: a syntax with more flexibility is on the TODO list for version 1.0.0. Desirable would be to not require the assignment, so that new instances could be placed directly anywhere an expression is expected.] </text:p>
      <text:h text:style-name="Heading_20_2" text:outline-level="2">5 Classes and instances</text:h>
      <text:h text:style-name="Heading_20_3" text:outline-level="3">5.1 Basic structure</text:h>
      <text:p text:style-name="Text_20_body_20_with_20_1st_20_line_20_indent">Classes and instances in deva are based entirely on maps. Methods (member functions) and fields (member variables) of classes and instances are the members of the map. In addition, classes and instances have some special members, naming conventions and operations.</text:p>
      <text:p text:style-name="Text_20_body_20_with_20_1st_20_line_20_indent">When a class is defined, such as</text:p>
      <text:p text:style-name="Text_20_body_20_with_20_1st_20_line_20_indent"/>
      <text:p text:style-name="fixed">class Foo</text:p>
      <text:p text:style-name="fixed">{</text:p>
      <text:p text:style-name="fixed"><text:soft-page-break/><text:tab/>def bar()</text:p>
      <text:p text:style-name="fixed"><text:tab/>{</text:p>
      <text:p text:style-name="fixed"><text:tab/><text:tab/>print( “bar called” );</text:p>
      <text:p text:style-name="fixed"><text:tab/>}</text:p>
      <text:p text:style-name="fixed">}</text:p>
      <text:p text:style-name="fixed"/>
      <text:p text:style-name="Text_20_body_20_with_20_1st_20_line_20_indent">a class object (in this case called “Foo”), which is an underlying map, but with type 'class', is created and added to the global scope. You can actually modify this object, or call methods on it if you so desire. (Calling methods comes with a caveat: you must provide the 'self' parameter; see below). </text:p>
      <text:p text:style-name="Text_20_body_20_with_20_1st_20_line_20_indent">Methods are called using syntax like that in C++ and Java: with the dot-operator ('.') as a separator between the instance (or class) name and method name. For example:</text:p>
      <text:p text:style-name="Text_20_body_20_with_20_1st_20_line_20_indent"/>
      <text:p text:style-name="fixed">foo.bar();</text:p>
      <text:p text:style-name="fixed"><text:s/></text:p>
      <text:h text:style-name="Heading_20_3" text:outline-level="3">5.2 Inheritance</text:h>
      <text:p text:style-name="Text_20_body_20_with_20_1st_20_line_20_indent">If “Foo” from the example above had parent classes listed, the object 'Foo' that was created would have all the members of those parents. The members of each parent class are copied into the class object when it is created, from right to left (meaning classes to the left override classes to the right, if members conflict). </text:p>
      <text:h text:style-name="Heading_20_3" text:outline-level="3">5.3 Construction and the 'new' method</text:h>
      <text:p text:style-name="Text_20_body_20_with_20_1st_20_line_20_indent">A special method called “new” can be added to a class and is automatically called when an instance of that class is created. It receives its parameters from the instance constructor call (see section 4.4.9). The “new” methods for parent classes are called in depth-first, left-to-right order, with NO parameters. This means that if class A inherits from B and C and B inherits from Z, then the order of calls will be: Z.new(), B.new(), C.new() and then A.new(). If base-class new() methods have parameters they need to have default values or a runtime error will result from trying to create an instance of a class deriving from them!</text:p>
      <text:p text:style-name="Text_20_body_20_with_20_1st_20_line_20_indent">Instances are given a special data member, named “__class__”, which contains the name of the class to which they belong. Classes are given a special data member called “__bases__” which is a vector of its base classes. It is strongly advised that you do NOT change these variables, as undefined behavior may (will!) result.</text:p>
      <text:h text:style-name="Heading_20_3" text:outline-level="3">5.4 Destruction and the 'delete' method</text:h>
      <text:p text:style-name="Text_20_body_20_indent">Complementary to the “new” method for construction of objects, deva provides the “delete” method for object destruction. Calls to “delete” on a derived object happen in the inverse order that the calls to “new” happened in, allowing the object to be tear down child pieces first and then the parent pieces. The “delete” method cannot take any parameters.</text:p>
      <text:p text:style-name="Text_20_body_20_indent">Internally, “delete” is called on an object when a scope is exited and there are no more references to that object. This allows deterministic destruction of objects, as long as the programmer is careful not to inadvertently add any references to the object. Because “delete” is called dynamically by the run-<text:soft-page-break/>time engine, breakpoints set in “delete” methods will not be hit.</text:p>
      <text:h text:style-name="Heading_20_3" text:outline-level="3">5.5 Methods and the 'self' parameter</text:h>
      <text:p text:style-name="Text_20_body_20_with_20_1st_20_line_20_indent">Methods called on instance objects are implicitly passed a reference to the instance itself, called “self” and may reference it by that name inside the method. 'Self' is similar to the 'this' pointer in C++. Like C++ (and unlike Python) the 'self' parameter is passed to methods implicitly. Unlike C++ (and like Python), 'self' must be used explicitly inside the method to set fields and call methods.</text:p>
      <text:p text:style-name="Text_20_body_20_with_20_1st_20_line_20_indent">Methods called on class objects receive “self” as well, but it is a reference to the <text:span text:style-name="T1">class</text:span><text:span text:style-name="T6"> object, not an instance. They must not try to reference member variables as any attempt to do so will cause an error. This means that any method that doesn't access member data can be treated as a “class method” or what C++ would refer to as a “static method”. Class methods like this may be called on the class object itself, or an instance of the class.</text:span></text:p>
      <text:p text:style-name="Text_20_body_20_with_20_1st_20_line_20_indent">Methods may be accessed with the usual map syntax. Generally preferred is the use of the dot operator, such as 'Foo.bar()'.</text:p>
      <text:p text:style-name="Text_20_body_20_with_20_1st_20_line_20_indent">[NOTE: In order for methods to be called on the correct class object, in the case of inheritance, internally (i.e. in the map) methods are named with a special syntax: 'method@class'. So if you printed the “Foo” class from the example above you would see a member named “bar@Foo” in the map that makes up the class object.]</text:p>
      <text:h text:style-name="Heading_20_3" text:outline-level="3">5.6 The 'enumeration interface'</text:h>
      <text:p text:style-name="Text_20_body_20_with_20_1st_20_line_20_indent">Deva supports a special “interface” which classes can implement to support their use as collections in 'for' loops. This “interface” consists of two methods, 'rewind' and 'next', and has no formal declation or language enforcement: any class that implements the two methods correctly can be iterated over using a 'for' loop.</text:p>
      <text:p text:style-name="Text_20_body_20_with_20_1st_20_line_20_indent">The class must track the current position internally. The 'rewind' method sets this internal position tracking mechanism back to the first element, while next moves it to the next element, while returning a two-element vector with the first element being a boolean indicating whether the end of the enumeration has been reached and the second the current element.</text:p>
      <text:p text:style-name="Text_20_body_20_with_20_1st_20_line_20_indent">For example:</text:p>
      <text:p text:style-name="fixed">class Collection </text:p>
      <text:p text:style-name="fixed">{ </text:p>
      <text:p text:style-name="fixed"><text:s text:c="4"/>def new() </text:p>
      <text:p text:style-name="fixed"><text:s text:c="4"/>{ </text:p>
      <text:p text:style-name="fixed"><text:s text:c="8"/>self.items = [0, 1, 2, 3, 4, 5]; </text:p>
      <text:p text:style-name="fixed"><text:s text:c="8"/>self.index = 0; </text:p>
      <text:p text:style-name="fixed"><text:s text:c="4"/>} </text:p>
      <text:p text:style-name="fixed"><text:s text:c="4"/>def rewind() </text:p>
      <text:p text:style-name="fixed"><text:s text:c="4"/>{ </text:p>
      <text:p text:style-name="fixed"><text:s text:c="8"/>self.index = 0; </text:p>
      <text:p text:style-name="fixed"><text:s text:c="4"/>} </text:p>
      <text:p text:style-name="fixed"><text:s text:c="4"/>def next() </text:p>
      <text:p text:style-name="fixed"><text:soft-page-break/><text:s text:c="4"/>{ </text:p>
      <text:p text:style-name="fixed"><text:s text:c="8"/>local obj = null; </text:p>
      <text:p text:style-name="fixed"><text:s text:c="8"/>local more = self.items.length() != self.index; </text:p>
      <text:p text:style-name="fixed"/>
      <text:p text:style-name="fixed"><text:s text:c="8"/>if( more ) </text:p>
      <text:p text:style-name="fixed"><text:s text:c="12"/>obj = self.items[self.index]; </text:p>
      <text:p text:style-name="fixed"/>
      <text:p text:style-name="fixed"><text:s text:c="8"/># next item </text:p>
      <text:p text:style-name="fixed"><text:s text:c="8"/>self.index = self.index + 1; </text:p>
      <text:p text:style-name="fixed"/>
      <text:p text:style-name="fixed"><text:s text:c="8"/>return [more, obj]; </text:p>
      <text:p text:style-name="fixed"><text:s text:c="4"/>} </text:p>
      <text:p text:style-name="fixed">} </text:p>
      <text:h text:style-name="P24" text:outline-level="2">6 Built-in functions, methods and modules</text:h>
      <text:p text:style-name="P5">Deva can contains functions, methods and modules that are written in C++ rather than in deva. These are referred to as “built-ins”. Classes cannot be created as built-ins, so the methods can only be methods on the built-in deva types (strings, vectors and maps have built-in methods), and built-in modules can only contain functions, not classes. Aside from this, the built-ins look just like normal functions, methods or modules except there is no deva code implementing them.</text:p>
      <text:h text:style-name="Heading_20_3" text:outline-level="3">6.1 Built-in functions</text:h>
      <text:p text:style-name="Text_20_body_20_with_20_1st_20_line_20_indent">The following are built-in functions:</text:p>
      <text:p text:style-name="P10"/>
      <text:p text:style-name="P10">print( s, separator = “\n” )</text:p>
      <text:p text:style-name="Text_20_body_20_with_20_1st_20_line_20_indent">Prints the value of s to stdout. Objects are converted to strings using the 'str' built-in (below) if they are not strings. 'Separator', which is a newline by default, is appended to the output.</text:p>
      <text:p text:style-name="Text_20_body_20_with_20_1st_20_line_20_indent"/>
      <text:p text:style-name="P10">name( obj )</text:p>
      <text:p text:style-name="Text_20_body_20_with_20_1st_20_line_20_indent">Returns the name of the variable 'obj' as a string.</text:p>
      <text:p text:style-name="Text_20_body_20_with_20_1st_20_line_20_indent"/>
      <text:p text:style-name="P10">type( obj )</text:p>
      <text:p text:style-name="Text_20_body_20_with_20_1st_20_line_20_indent">Returns a string representing the type of the variable 'obj' (e.g. vector).</text:p>
      <text:p text:style-name="Text_20_body_20_with_20_1st_20_line_20_indent"/>
      <text:p text:style-name="P10">str( obj )</text:p>
      <text:p text:style-name="Text_20_body_20_with_20_1st_20_line_20_indent">Converts the given value to a string and returns it.</text:p>
      <text:p text:style-name="Text_20_body_20_with_20_1st_20_line_20_indent"/>
      <text:p text:style-name="P10">chr( num )</text:p>
      <text:p text:style-name="Text_20_body_20_with_20_1st_20_line_20_indent"><text:soft-page-break/>Converts the given numerical value to a single-character string and returns it.</text:p>
      <text:p text:style-name="Text_20_body_20_with_20_1st_20_line_20_indent"/>
      <text:p text:style-name="P10">num( o )</text:p>
      <text:p text:style-name="Text_20_body_20_with_20_1st_20_line_20_indent">Converts the given object into a number and returns it. Will fail if 'o' is a vector, map, class or instance object.</text:p>
      <text:p text:style-name="Text_20_body_20_with_20_1st_20_line_20_indent"/>
      <text:p text:style-name="P10">append( vec, value )</text:p>
      <text:p text:style-name="Text_20_body_20_with_20_1st_20_line_20_indent">Takes a vector object 'vec' and appends the object 'value' to it. No return value.</text:p>
      <text:p text:style-name="Text_20_body_20_with_20_1st_20_line_20_indent"/>
      <text:p text:style-name="P10">length( obj )</text:p>
      <text:p text:style-name="Text_20_body_20_with_20_1st_20_line_20_indent">Takes a vector, string, map, class or instance and returns the length of the object (number of characters in the string or objects in the collection/class/instance).</text:p>
      <text:p text:style-name="Text_20_body_20_with_20_1st_20_line_20_indent"/>
      <text:p text:style-name="P10">copy( obj )</text:p>
      <text:p text:style-name="Text_20_body_20_with_20_1st_20_line_20_indent">Takes a vector, map, class or instance and returns a copy of it. This is a shallow copy, so any elements in the collection/class/instance that are reference types will not also be copied.</text:p>
      <text:p text:style-name="Text_20_body_20_with_20_1st_20_line_20_indent"/>
      <text:p text:style-name="P10">eval( s )</text:p>
      <text:p text:style-name="Text_20_body_20_with_20_1st_20_line_20_indent">Takes a string that contains deva code and executes it.</text:p>
      <text:p text:style-name="Text_20_body_20_with_20_1st_20_line_20_indent"/>
      <text:p text:style-name="P10">delete( obj )</text:p>
      <text:p text:style-name="Text_20_body_20_with_20_1st_20_line_20_indent">Takes a reference type object and deletes it from the current scope. This does not destroy the object unless the current scope has the only references to the object.</text:p>
      <text:p text:style-name="Text_20_body_20_with_20_1st_20_line_20_indent"/>
      <text:p text:style-name="P10">open( filename, mode = “r” )</text:p>
      <text:p text:style-name="Text_20_body_20_with_20_1st_20_line_20_indent">Takes the name of a file and a mode (which defaults to “r” or “read”) and opens the file in that mode. Modes available are as in the C fopen function. Returns a handle to the file, which can be used to read and write from/to the file.</text:p>
      <text:p text:style-name="Text_20_body_20_with_20_1st_20_line_20_indent"/>
      <text:p text:style-name="P10">close( file )</text:p>
      <text:p text:style-name="Text_20_body_20_with_20_1st_20_line_20_indent">Close the file associated with the given file handle.</text:p>
      <text:p text:style-name="Text_20_body_20_with_20_1st_20_line_20_indent"/>
      <text:p text:style-name="P10">stdin()</text:p>
      <text:p text:style-name="Text_20_body_20_with_20_1st_20_line_20_indent">Returns the file handle for the standard input stream, which can then be used with the read/readstring/readline/readlines functions.</text:p>
      <text:p text:style-name="Text_20_body_20_with_20_1st_20_line_20_indent"/>
      <text:p text:style-name="P10">stdout()</text:p>
      <text:p text:style-name="Text_20_body_20_with_20_1st_20_line_20_indent"><text:soft-page-break/>Returns the file handle for the standard output stream, which can then be used with the write/writestring/writeline/writelines functions.</text:p>
      <text:p text:style-name="Text_20_body_20_with_20_1st_20_line_20_indent"/>
      <text:p text:style-name="P10">stderr()</text:p>
      <text:p text:style-name="Text_20_body_20_with_20_1st_20_line_20_indent">Returns the file handle for the standard error stream, which can then be used with the write/writestring/writeline/writelines functions.</text:p>
      <text:p text:style-name="Text_20_body_20_with_20_1st_20_line_20_indent"/>
      <text:p text:style-name="P10">flush( file )</text:p>
      <text:p text:style-name="Text_20_body_20_with_20_1st_20_line_20_indent">Flush the file associated with the given file handle.</text:p>
      <text:p text:style-name="Text_20_body_20_with_20_1st_20_line_20_indent"/>
      <text:p text:style-name="P10">read( file, num_bytes )</text:p>
      <text:p text:style-name="Text_20_body_20_with_20_1st_20_line_20_indent">Read 'num_bytes' bytes from the file associated with the given file handle. The bytes read are returned as a vector of numbers, representing the bytes as unsigned values.</text:p>
      <text:p text:style-name="Text_20_body_20_with_20_1st_20_line_20_indent"/>
      <text:p text:style-name="P10">readstring( file, num_bytes )</text:p>
      <text:p text:style-name="Text_20_body_20_with_20_1st_20_line_20_indent">Read 'num_bytes' bytes from the file associated with the given file handle. The bytes read are returned as a string. If you read from a file that contains embedded nulls, 'num_bytes' bytes will still be read, but the returned string will only contain the bytes up to the first null; the rest of the string will be lost. Use “read()” if you need to read from a file containing embedded nulls.</text:p>
      <text:p text:style-name="Text_20_body_20_with_20_1st_20_line_20_indent"/>
      <text:p text:style-name="P10">readline( file )</text:p>
      <text:p text:style-name="Text_20_body_20_with_20_1st_20_line_20_indent">Read a line (up to the first newline character) from file. Returns the line as a string.</text:p>
      <text:p text:style-name="Text_20_body_20_with_20_1st_20_line_20_indent"/>
      <text:p text:style-name="P10">readlines( file )</text:p>
      <text:p text:style-name="Text_20_body_20_with_20_1st_20_line_20_indent">Read the entire file as a sequence of lines. Returns the lines as a vector of strings.</text:p>
      <text:p text:style-name="Text_20_body_20_with_20_1st_20_line_20_indent"/>
      <text:p text:style-name="P10">write( file, num_bytes, source )</text:p>
      <text:p text:style-name="Text_20_body_20_with_20_1st_20_line_20_indent">Write 'num_bytes' of the vector 'source' to the file associated with the given file handle. 'source' must be a vector containing only numbers, which will be converted into unsigned characters.</text:p>
      <text:p text:style-name="Text_20_body_20_with_20_1st_20_line_20_indent"/>
      <text:p text:style-name="P10">writestring( file, num_bytes, source )</text:p>
      <text:p text:style-name="Text_20_body_20_with_20_1st_20_line_20_indent">Write 'num_bytes' of the string 'source' to the file associated with the given file handle.</text:p>
      <text:p text:style-name="Text_20_body_20_with_20_1st_20_line_20_indent"/>
      <text:p text:style-name="P10">writeline( file, line )</text:p>
      <text:p text:style-name="Text_20_body_20_with_20_1st_20_line_20_indent">Write the string 'line' to the file associated with the given file handle.</text:p>
      <text:p text:style-name="Text_20_body_20_with_20_1st_20_line_20_indent"/>
      <text:p text:style-name="P10">writelines( file, lines )</text:p>
      <text:p text:style-name="Text_20_body_20_with_20_1st_20_line_20_indent"><text:soft-page-break/>Write the strings contained in the vector 'lines' to the file associated with the given file handle.</text:p>
      <text:p text:style-name="Text_20_body_20_with_20_1st_20_line_20_indent"/>
      <text:p text:style-name="P10">seek( file, position, origin = 0 )</text:p>
      <text:p text:style-name="Text_20_body_20_with_20_1st_20_line_20_indent">Seek to the offset 'position' from 'origin' in the file associated with the given file handle. 'offset' is an integral value that can be of the following values:</text:p>
      <text:p text:style-name="Text_20_body_20_with_20_1st_20_line_20_indent">0 : seek from the beginning of the file (SEEK_SET)</text:p>
      <text:p text:style-name="Text_20_body_20_with_20_1st_20_line_20_indent">1 : seek from the current position (SEEK_CUR)</text:p>
      <text:p text:style-name="Text_20_body_20_with_20_1st_20_line_20_indent">2 : seek from the end of the file. 'position' must be negative! (SEEK_END)</text:p>
      <text:p text:style-name="Text_20_body_20_with_20_1st_20_line_20_indent">'origin' defaults to 0 (SEEK_SET).</text:p>
      <text:p text:style-name="Text_20_body_20_with_20_1st_20_line_20_indent"/>
      <text:p text:style-name="P10">tell( file )</text:p>
      <text:p text:style-name="Text_20_body_20_with_20_1st_20_line_20_indent">Return the current position in the file associated with the given file handle.</text:p>
      <text:p text:style-name="Text_20_body_20_with_20_1st_20_line_20_indent"/>
      <text:p text:style-name="P10">exit( value )</text:p>
      <text:p text:style-name="Text_20_body_20_with_20_1st_20_line_20_indent">Cause the program to immediately exit and return 'value' to the operating system.</text:p>
      <text:p text:style-name="Text_20_body_20_with_20_1st_20_line_20_indent"/>
      <text:p text:style-name="P10">range( start, end, step = 1)</text:p>
      <text:p text:style-name="Text_20_body_20_with_20_1st_20_line_20_indent">Generates a vector containing numbers starting with 'start', ending with 'end' and incrementing 'step' with each value. For example 'range( 0, 10 )' generates the vector '[0, 1, 2, 3, 4, 5, 6, 7, 8, 9]'.</text:p>
      <text:p text:style-name="Text_20_body_20_with_20_1st_20_line_20_indent"/>
      <text:p text:style-name="P10">format( format_str, format_args )</text:p>
      <text:p text:style-name="Text_20_body_20_with_20_1st_20_line_20_indent">Generates a string using Unix98 printf format specifiers with 'format_str' as the format string and the vector 'format_args' containing the formatting arguments.</text:p>
      <text:p text:style-name="Text_20_body_20_with_20_1st_20_line_20_indent"/>
      <text:p text:style-name="P10">join( args, sep = “” )</text:p>
      <text:p text:style-name="Text_20_body_20_with_20_1st_20_line_20_indent">Converts each value in the vector 'args' to a string, concatenates them all together and returns the result as a single string. If 'sep' is given it is used as the separator included between items.</text:p>
      <text:p text:style-name="Text_20_body_20_with_20_1st_20_line_20_indent"/>
      <text:p text:style-name="P10">seterror( error_object )</text:p>
      <text:p text:style-name="Text_20_body_20_with_20_1st_20_line_20_indent">Sets the global error flag and stores the argument 'error_object' as the error data. The global flag and data is cleared every time a function call is made, so the flag <text:span text:style-name="T13">must</text:span> be checked after each function call if it is necessary to act on errors. Note this function does not cause an early return or any other side effects, it <text:span text:style-name="T13">only</text:span> sets the flag and data object.</text:p>
      <text:p text:style-name="Text_20_body_20_with_20_1st_20_line_20_indent"/>
      <text:p text:style-name="P10">error()</text:p>
      <text:p text:style-name="Text_20_body_20_with_20_1st_20_line_20_indent">Returns true if the global error flag has been set since the last function call, false otherwise. (Note: the global error flag is reset by every function call).</text:p>
      <text:p text:style-name="Text_20_body_20_with_20_1st_20_line_20_indent"><text:soft-page-break/></text:p>
      <text:p text:style-name="P10">geterror()</text:p>
      <text:p text:style-name="Text_20_body_20_with_20_1st_20_line_20_indent">Returns the global error data object, or null if no error occurred in the last function call.</text:p>
      <text:h text:style-name="Heading_20_3" text:outline-level="3">6.2 Map built-in methods</text:h>
      <text:p text:style-name="Text_20_body_20_with_20_1st_20_line_20_indent">The following methods can be called on map, class and instance objects:</text:p>
      <text:p text:style-name="Text_20_body_20_with_20_1st_20_line_20_indent"/>
      <text:p text:style-name="P10">length()</text:p>
      <text:p text:style-name="Text_20_body_20_with_20_1st_20_line_20_indent">Returns the number of key-value pairs in the map.</text:p>
      <text:p text:style-name="Text_20_body_20_with_20_1st_20_line_20_indent"/>
      <text:p text:style-name="P10">copy()</text:p>
      <text:p text:style-name="Text_20_body_20_with_20_1st_20_line_20_indent">Returns a (shallow) copy of the map.</text:p>
      <text:p text:style-name="Text_20_body_20_with_20_1st_20_line_20_indent"/>
      <text:p text:style-name="P10">remove( key )</text:p>
      <text:p text:style-name="Text_20_body_20_with_20_1st_20_line_20_indent">Removes the key-value pair indexed by 'key'.</text:p>
      <text:p text:style-name="Text_20_body_20_with_20_1st_20_line_20_indent"/>
      <text:p text:style-name="P10">find( key )</text:p>
      <text:p text:style-name="Text_20_body_20_with_20_1st_20_line_20_indent">Returns the value associated with 'key' if it is found in the map, null if it is not.</text:p>
      <text:p text:style-name="Text_20_body_20_with_20_1st_20_line_20_indent"/>
      <text:p text:style-name="P10">keys()</text:p>
      <text:p text:style-name="Text_20_body_20_with_20_1st_20_line_20_indent">Returns the keys of all the key-value pairs in the map, as a vector.</text:p>
      <text:p text:style-name="Text_20_body_20_with_20_1st_20_line_20_indent"/>
      <text:p text:style-name="P10">values()</text:p>
      <text:p text:style-name="Text_20_body_20_with_20_1st_20_line_20_indent">Returns the values of all the key-value pairs in the map, as a vector.</text:p>
      <text:p text:style-name="Text_20_body_20_with_20_1st_20_line_20_indent"/>
      <text:p text:style-name="P10">merge( other )</text:p>
      <text:p text:style-name="Text_20_body_20_with_20_1st_20_line_20_indent">Merges all the items in the map 'other' into this map.</text:p>
      <text:p text:style-name="Text_20_body_20_with_20_1st_20_line_20_indent"/>
      <text:p text:style-name="P10">rewind()</text:p>
      <text:p text:style-name="Text_20_body_20_with_20_1st_20_line_20_indent">Rewinds the current position to the first element in the map. See section 5.6 on the 'enumeration interface'. </text:p>
      <text:p text:style-name="Text_20_body_20_with_20_1st_20_line_20_indent"/>
      <text:p text:style-name="P10">next()</text:p>
      <text:p text:style-name="Text_20_body_20_with_20_1st_20_line_20_indent">Moves the current position to the next element in the map. Returns a vector which contains: in the first position, a boolean indicating whether there are more items in the enumeration; and in the second position, the key/value pair that was current when next was called (a two-item vector consisting of the key and value). See section 5.6 on the 'enumeration interface'. </text:p>
      <text:p text:style-name="Text_20_body_20_with_20_1st_20_line_20_indent"><text:soft-page-break/></text:p>
      <text:h text:style-name="Heading_20_3" text:outline-level="3">6.3 Vector built-in methods</text:h>
      <text:p text:style-name="Text_20_body_20_with_20_1st_20_line_20_indent">The following methods can be called on vector objects:</text:p>
      <text:p text:style-name="Text_20_body_20_with_20_1st_20_line_20_indent"/>
      <text:p text:style-name="P10">append( item )</text:p>
      <text:p text:style-name="Text_20_body_20_with_20_1st_20_line_20_indent">Appends an item to the vector.</text:p>
      <text:p text:style-name="Text_20_body_20_with_20_1st_20_line_20_indent"/>
      <text:p text:style-name="P10">length()</text:p>
      <text:p text:style-name="Text_20_body_20_with_20_1st_20_line_20_indent">Returns the number of items in the vector.</text:p>
      <text:p text:style-name="Text_20_body_20_with_20_1st_20_line_20_indent"/>
      <text:p text:style-name="P10">copy()</text:p>
      <text:p text:style-name="Text_20_body_20_with_20_1st_20_line_20_indent">Returns a (shallow) copy of the vector.</text:p>
      <text:p text:style-name="Text_20_body_20_with_20_1st_20_line_20_indent"/>
      <text:p text:style-name="P10">concat( other )</text:p>
      <text:p text:style-name="Text_20_body_20_with_20_1st_20_line_20_indent">Concatenates the contents of the vector 'other' onto the end of this vector.</text:p>
      <text:p text:style-name="Text_20_body_20_with_20_1st_20_line_20_indent"/>
      <text:p text:style-name="P10">min()</text:p>
      <text:p text:style-name="Text_20_body_20_with_20_1st_20_line_20_indent">Returns the smallest item in this vector.</text:p>
      <text:p text:style-name="Text_20_body_20_with_20_1st_20_line_20_indent"/>
      <text:p text:style-name="P10">max()</text:p>
      <text:p text:style-name="Text_20_body_20_with_20_1st_20_line_20_indent">Returns the largest item in this vector.</text:p>
      <text:p text:style-name="Text_20_body_20_with_20_1st_20_line_20_indent"/>
      <text:p text:style-name="P10">pop()</text:p>
      <text:p text:style-name="Text_20_body_20_with_20_1st_20_line_20_indent">Removes the last item from this vector.</text:p>
      <text:p text:style-name="Text_20_body_20_with_20_1st_20_line_20_indent"/>
      <text:p text:style-name="P10">insert( position, value )</text:p>
      <text:p text:style-name="Text_20_body_20_with_20_1st_20_line_20_indent">Inserts the item 'value' into this vector at position 'position'.</text:p>
      <text:p text:style-name="Text_20_body_20_with_20_1st_20_line_20_indent"/>
      <text:p text:style-name="P10">remove( start, end = -1 )</text:p>
      <text:p text:style-name="Text_20_body_20_with_20_1st_20_line_20_indent">Removes the values from 'start' to 'end'. If 'end' is equal to negative one, removes elements to the end of the vector.</text:p>
      <text:p text:style-name="Text_20_body_20_with_20_1st_20_line_20_indent"><text:s/></text:p>
      <text:p text:style-name="P10">find( value, start = 0, end = -1 )</text:p>
      <text:p text:style-name="Text_20_body_20_with_20_1st_20_line_20_indent">Find 'value' in this vector, starting at 'start' and looking until 'end'. Returns its index if it is found or null if not. If end is equal to negative one, looks until the end of the vector.</text:p>
      <text:p text:style-name="Text_20_body_20_with_20_1st_20_line_20_indent"><text:soft-page-break/></text:p>
      <text:p text:style-name="P10">rfind( value, start = 0, end = -1 )</text:p>
      <text:p text:style-name="Text_20_body_20_with_20_1st_20_line_20_indent">Find 'value' in this vector, starting at 'end' and looking in reverse until 'start'. Returns its index if it is found or null if not. If end is equal to negative one, looks from the end of the vector.</text:p>
      <text:p text:style-name="Text_20_body_20_with_20_1st_20_line_20_indent"/>
      <text:p text:style-name="P10">count( value, start = 0, end = -1 )</text:p>
      <text:p text:style-name="Text_20_body_20_with_20_1st_20_line_20_indent">Returns the number of elements in this vector that match 'value', looking from 'start' until 'end'. If 'end' is negative one, looks to the end of the vector.</text:p>
      <text:p text:style-name="Text_20_body_20_with_20_1st_20_line_20_indent"/>
      <text:p text:style-name="P10">reverse( start = 0, end = -1 )</text:p>
      <text:p text:style-name="Text_20_body_20_with_20_1st_20_line_20_indent">Reverses the sequence of items in the vector from 'start' to 'end'. If 'end' is negative one, 'end' is the end of the entire vector. </text:p>
      <text:p text:style-name="Text_20_body_20_with_20_1st_20_line_20_indent"/>
      <text:p text:style-name="P10">sort( start = 0, end = -1 )</text:p>
      <text:p text:style-name="Text_20_body_20_with_20_1st_20_line_20_indent">Sorts the sequence of items in the vector from 'start' to 'end'. If 'end' is negative one, 'end' is the end of the entire vector.</text:p>
      <text:p text:style-name="Text_20_body_20_with_20_1st_20_line_20_indent"/>
      <text:p text:style-name="P10">map( function )</text:p>
      <text:p text:style-name="Text_20_body_20_with_20_1st_20_line_20_indent">Applies the single-parameter deva function 'function' to each element in the vector and returns a vector containing all the results (in the same order).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P10"/>
      <text:p text:style-name="P10">filter( function )</text:p>
      <text:p text:style-name="Text_20_body_20_with_20_1st_20_line_20_indent">Applies the single-parameter deva function 'function' to each element in the vector and returns a vector containing all the items <text:s/>(in the same order) for which 'function' returned a value evaluating to true.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P10"/>
      <text:p text:style-name="P10">reduce( function )</text:p>
      <text:p text:style-name="Text_20_body_20_with_20_1st_20_line_20_indent">Apply the two-parameter deva function 'function' cumulatively to the items of the vector, from left to right, so as to reduce the vector to a single value. Returns that value. For example if 'add' is a function that returns the sum of its two parameters, then calling 'reduce( add )' on the vector containing [1, 2, 3, 4, 5] will calculate ((((1 + 2) + 3) + 4) + 5). The 'function' argument <text:span text:style-name="T4">must</text:span><text:span text:style-name="T12"> be a function or</text:span> a class method (method that doesn't access member data) as the 'self' variable cannot be accessed.</text:p>
      <text:p text:style-name="Text_20_body_20_with_20_1st_20_line_20_indent">[NOTE: 'function' must be a function written in deva, not a built-in. This is a limitation of deva 1.0.0]</text:p>
      <text:p text:style-name="Text_20_body_20_with_20_1st_20_line_20_indent"><text:soft-page-break/></text:p>
      <text:p text:style-name="P10"/>
      <text:p text:style-name="P10">any( function )</text:p>
      <text:p text:style-name="P19">Applies the single-parameter deva function 'function', which must be a predicate (boolean function), to each element in the vector and returns 'true' if any call to the function returns 'true'. Note: any() will short-circuit on the first 'true' result, so it is <text:span text:style-name="T1">not</text:span><text:span text:style-name="T6"> guaranteed that 'function' will be called for every element in the vector.</text:span> </text:p>
      <text:p text:style-name="P19">The 'function' argument <text:span text:style-name="T5">must</text:span> be a function or a class method (method that doesn't access member data) as the 'self' variable cannot be accessed.</text:p>
      <text:p text:style-name="P19">[NOTE: 'function' must be a function written in deva, not a built-in. This is a limitation of deva 1.0.0]</text:p>
      <text:p text:style-name="P10"/>
      <text:p text:style-name="P10">all( function )</text:p>
      <text:p text:style-name="P19">Applies the single-parameter deva function 'function', which must be a predicate (boolean function), to each element in the vector and returns 'true' if all calls to the function returns 'true'. Note: all() will short-circuit on the first 'false' result, so it is <text:span text:style-name="T1">not</text:span><text:span text:style-name="T6"> guaranteed that 'function' will be called for every element in the vector.</text:span></text:p>
      <text:p text:style-name="P19">The 'function' argument <text:span text:style-name="T5">must</text:span> be a function or a class method (method that doesn't access member data) as the 'self' variable cannot be accessed.</text:p>
      <text:p text:style-name="P19">[NOTE: 'function' must be a function written in deva, not a built-in. This is a limitation of deva 1.0.0]</text:p>
      <text:p text:style-name="P19"/>
      <text:p text:style-name="P10">slice( start, end, step = 1 )</text:p>
      <text:p text:style-name="Text_20_body_20_with_20_1st_20_line_20_indent">Returns a vector containing the “slice” of this vector starting at 'start', ending one before 'end' and including each n'th item where n = 'step'. An end of negative one denotes the end of the entire string.</text:p>
      <text:p text:style-name="Text_20_body_20_with_20_1st_20_line_20_indent"/>
      <text:p text:style-name="P10">join( sep = “” )</text:p>
      <text:p text:style-name="Text_20_body_20_with_20_1st_20_line_20_indent">Converts each value in the vector to a string, concatenates them all together and returns the result as a single string. If 'sep' is given it is used as the separator between the items.</text:p>
      <text:p text:style-name="Text_20_body_20_with_20_1st_20_line_20_indent"/>
      <text:p text:style-name="P10">rewind()</text:p>
      <text:p text:style-name="Text_20_body_20_with_20_1st_20_line_20_indent">Rewinds the current position to the first element in the vector. See section 5.6 on the 'enumeration interface'. </text:p>
      <text:p text:style-name="Text_20_body_20_with_20_1st_20_line_20_indent"/>
      <text:p text:style-name="P10">next()</text:p>
      <text:p text:style-name="Text_20_body_20_with_20_1st_20_line_20_indent">Moves the current position to the next element in the vector. Returns a vector which contains: in the first position, a boolean indicating whether there are more items in the enumeration, and in the second position, the item that was current when next was called. See section 5.6 on the 'enumeration interface'. </text:p>
      <text:p text:style-name="Text_20_body_20_with_20_1st_20_line_20_indent"/>
      <text:h text:style-name="Heading_20_3" text:outline-level="3"><text:soft-page-break/>6.4 String built-in methods</text:h>
      <text:p text:style-name="Text_20_body_20_with_20_1st_20_line_20_indent">Note: Unlike maps and vectors, strings are immutable. Therefore, methods that operate on them do not modify the string that they are called on, but instead return a new string that is the result of the operation.</text:p>
      <text:p text:style-name="Text_20_body_20_with_20_1st_20_line_20_indent">The following methods are available on string objects:</text:p>
      <text:p text:style-name="Text_20_body_20_with_20_1st_20_line_20_indent"/>
      <text:p text:style-name="P10">concat( s )</text:p>
      <text:p text:style-name="Text_20_body_20_with_20_1st_20_line_20_indent">Concatenates the string 's' onto this string and returns the result.</text:p>
      <text:p text:style-name="Text_20_body_20_with_20_1st_20_line_20_indent"/>
      <text:p text:style-name="P10">length()</text:p>
      <text:p text:style-name="Text_20_body_20_with_20_1st_20_line_20_indent">Returns the length of this string.</text:p>
      <text:p text:style-name="Text_20_body_20_with_20_1st_20_line_20_indent"/>
      <text:p text:style-name="P10">copy()</text:p>
      <text:p text:style-name="Text_20_body_20_with_20_1st_20_line_20_indent">Returns a copy of this string.</text:p>
      <text:p text:style-name="Text_20_body_20_with_20_1st_20_line_20_indent"/>
      <text:p text:style-name="P10">insert( position, s )</text:p>
      <text:p text:style-name="Text_20_body_20_with_20_1st_20_line_20_indent">Inserts the string 's' at 'position'.</text:p>
      <text:p text:style-name="Text_20_body_20_with_20_1st_20_line_20_indent"/>
      <text:p text:style-name="P10">remove( start, end = -1 )</text:p>
      <text:p text:style-name="Text_20_body_20_with_20_1st_20_line_20_indent">Removes the characters from 'start' to 'end'. An end of negative one denotes the end of the entire string.</text:p>
      <text:p text:style-name="Text_20_body_20_with_20_1st_20_line_20_indent"/>
      <text:p text:style-name="P10">find( s, start = 0, end = -1 )</text:p>
      <text:p text:style-name="Text_20_body_20_with_20_1st_20_line_20_indent">Finds the next occurrence of the string 's', starting at 'start' and ending at 'end' and returns its index if it is found or null if not. An end of negative one denotes the end of the entire string.</text:p>
      <text:p text:style-name="Text_20_body_20_with_20_1st_20_line_20_indent"/>
      <text:p text:style-name="P10">rfind( s, start = 0, end = -1 )</text:p>
      <text:p text:style-name="Text_20_body_20_with_20_1st_20_line_20_indent">Finds the next occurrence of the string 's', starting at 'end' and ending at 'start', in reverse order. Returns its index if it is found or null if not.. An end of negative one denotes the end of the entire string.</text:p>
      <text:p text:style-name="Text_20_body_20_with_20_1st_20_line_20_indent"/>
      <text:p text:style-name="P10">reverse( start = 0, end = -1 )</text:p>
      <text:p text:style-name="Text_20_body_20_with_20_1st_20_line_20_indent">Reverses the characters in the string from 'start' to 'end'. An end of negative one denotes the end of the entire string.</text:p>
      <text:p text:style-name="Text_20_body_20_with_20_1st_20_line_20_indent"/>
      <text:p text:style-name="P10">sort( start = 0, end = -1 )</text:p>
      <text:p text:style-name="Text_20_body_20_with_20_1st_20_line_20_indent">Sorts the characters in the string from 'start' to 'end'. An end of negative one denotes the end of the <text:soft-page-break/>entire string.</text:p>
      <text:p text:style-name="Text_20_body_20_with_20_1st_20_line_20_indent"/>
      <text:p text:style-name="P10">slice( start, end, step = 1 )</text:p>
      <text:p text:style-name="Text_20_body_20_with_20_1st_20_line_20_indent">Returns a string containing the “slice” of this string starting at 'start', ending one before 'end' and including each n'th item where n = 'step'. An end of negative one denotes the end of the entire string.</text:p>
      <text:p text:style-name="Text_20_body_20_with_20_1st_20_line_20_indent"/>
      <text:p text:style-name="P10">strip( chars = “ \n\t” )</text:p>
      <text:p text:style-name="Text_20_body_20_with_20_1st_20_line_20_indent">Strips occurrences of the characters in the string 'chars' from the ends of the string and returns the resulting string.</text:p>
      <text:p text:style-name="Text_20_body_20_with_20_1st_20_line_20_indent"/>
      <text:p text:style-name="P10">lstrip( chars = “ \n\t” )</text:p>
      <text:p text:style-name="Text_20_body_20_with_20_1st_20_line_20_indent">Strips occurrences of the characters in the string 'chars' from the left end of the string and returns the resulting string.</text:p>
      <text:p text:style-name="Text_20_body_20_with_20_1st_20_line_20_indent"/>
      <text:p text:style-name="P10">rstrip( chars = “ \n\t” )</text:p>
      <text:p text:style-name="Text_20_body_20_with_20_1st_20_line_20_indent">Strips occurrences of the characters in the string 'chars' from the right end of the string and returns the resulting string.</text:p>
      <text:p text:style-name="Text_20_body_20_with_20_1st_20_line_20_indent"/>
      <text:p text:style-name="P10">split( chars = “ \n\t” )</text:p>
      <text:p text:style-name="Text_20_body_20_with_20_1st_20_line_20_indent">Splits the string into sub-strings at occurrences of the characters in the string 'chars' and returns a vector containing all the sub-strings, in order. If 'chars' is an empty string, the vector returned contains a single-character string for each character in the original string. (e.g. for a string 's' that contains “foobar”, s.split( '' ) will return ['f', 'o', 'o', 'b', 'a', 'r']).</text:p>
      <text:p text:style-name="Text_20_body_20_with_20_1st_20_line_20_indent"/>
      <text:p text:style-name="P10">replace( s, replacement_s )</text:p>
      <text:p text:style-name="Text_20_body_20_with_20_1st_20_line_20_indent">Replaces instances of the string 's' with 'replacement_s' and returns the resulting string.</text:p>
      <text:p text:style-name="Text_20_body_20_with_20_1st_20_line_20_indent"/>
      <text:p text:style-name="P10">upper()</text:p>
      <text:p text:style-name="Text_20_body_20_with_20_1st_20_line_20_indent">Converts all the characters to upper-case and returns the result.</text:p>
      <text:p text:style-name="Text_20_body_20_with_20_1st_20_line_20_indent"/>
      <text:p text:style-name="P10">lower()</text:p>
      <text:p text:style-name="Text_20_body_20_with_20_1st_20_line_20_indent">Converts all the characters to lower-case and returns the result.</text:p>
      <text:p text:style-name="Text_20_body_20_with_20_1st_20_line_20_indent"/>
      <text:p text:style-name="P10">isalphanum()</text:p>
      <text:p text:style-name="Text_20_body_20_with_20_1st_20_line_20_indent">Returns true if the string contains only alpha-numeric characters, false otherwise.</text:p>
      <text:p text:style-name="Text_20_body_20_with_20_1st_20_line_20_indent"><text:s/></text:p>
      <text:p text:style-name="P10">isalpha()</text:p>
      <text:p text:style-name="Text_20_body_20_with_20_1st_20_line_20_indent"><text:soft-page-break/>Returns true if the string contains only alphabetic characters, false otherwise.</text:p>
      <text:p text:style-name="Text_20_body_20_with_20_1st_20_line_20_indent"/>
      <text:p text:style-name="P10">isdigit()</text:p>
      <text:p text:style-name="Text_20_body_20_with_20_1st_20_line_20_indent">Returns true if the string contains only decimal (base-10) digit characters, false otherwise.</text:p>
      <text:p text:style-name="P7"/>
      <text:p text:style-name="P10">islower()</text:p>
      <text:p text:style-name="Text_20_body_20_with_20_1st_20_line_20_indent">Returns true if the string contains only lower-case characters, false otherwise.</text:p>
      <text:p text:style-name="Text_20_body_20_with_20_1st_20_line_20_indent"/>
      <text:p text:style-name="P10">isupper()</text:p>
      <text:p text:style-name="Text_20_body_20_with_20_1st_20_line_20_indent">Returns true if the string contains only upper-case characters, false otherwise.</text:p>
      <text:p text:style-name="Text_20_body_20_with_20_1st_20_line_20_indent"/>
      <text:p text:style-name="P10">isspace()</text:p>
      <text:p text:style-name="Text_20_body_20_with_20_1st_20_line_20_indent">Returns true if the string contains only whitespace characters, false otherwise.</text:p>
      <text:p text:style-name="Text_20_body_20_with_20_1st_20_line_20_indent"/>
      <text:p text:style-name="P10">ispunct()</text:p>
      <text:p text:style-name="Text_20_body_20_with_20_1st_20_line_20_indent">Returns true if the string contains only punctuation characters, false otherwise.</text:p>
      <text:p text:style-name="Text_20_body_20_with_20_1st_20_line_20_indent"/>
      <text:p text:style-name="P10">iscntrl()</text:p>
      <text:p text:style-name="Text_20_body_20_with_20_1st_20_line_20_indent">Returns true if the string contains only control characters, false otherwise.</text:p>
      <text:p text:style-name="Text_20_body_20_with_20_1st_20_line_20_indent"/>
      <text:p text:style-name="P10">isprint()</text:p>
      <text:p text:style-name="Text_20_body_20_with_20_1st_20_line_20_indent">Returns true if the string contains only printable characters, false otherwise.</text:p>
      <text:p text:style-name="Text_20_body_20_with_20_1st_20_line_20_indent"/>
      <text:p text:style-name="P10">isxdigit()</text:p>
      <text:p text:style-name="Text_20_body_20_with_20_1st_20_line_20_indent">Returns true if the string contains only hexadecimal (base-16) digit characters, false otherwise.</text:p>
      <text:p text:style-name="Text_20_body_20_with_20_1st_20_line_20_indent"/>
      <text:p text:style-name="P10">format( format_args )</text:p>
      <text:p text:style-name="Text_20_body_20_with_20_1st_20_line_20_indent">Generates a string using Unix98 printf format specifiers with the string it is called on as the format string and the vector 'format_args' containing the formatting arguments.</text:p>
      <text:p text:style-name="Text_20_body_20_with_20_1st_20_line_20_indent"/>
      <text:p text:style-name="P10">join( args )</text:p>
      <text:p text:style-name="Text_20_body_20_with_20_1st_20_line_20_indent">Converts each value in the vector 'args' to a string, concatenates them all together and returns the result as a single string. If 'sep' is given it is used as the separator included between items. The string the method is called on is used as the separator included between items.</text:p>
      <text:h text:style-name="Heading_20_3" text:outline-level="3"><text:soft-page-break/>6.5 Built-in module bit</text:h>
      <text:p text:style-name="Text_20_body_20_with_20_1st_20_line_20_indent">The module 'bit' provides bit-wise operations.</text:p>
      <text:p text:style-name="Text_20_body_20_with_20_1st_20_line_20_indent"/>
      <text:p text:style-name="P10">and( num1, num2 )</text:p>
      <text:p text:style-name="Text_20_body_20_with_20_1st_20_line_20_indent">Returns the result of the bit-wise “and” operation on the parameters.</text:p>
      <text:p text:style-name="Text_20_body_20_with_20_1st_20_line_20_indent"/>
      <text:p text:style-name="P10">or( num1, num2 )</text:p>
      <text:p text:style-name="Text_20_body_20_with_20_1st_20_line_20_indent">Returns the result of the bit-wise “or” operation on the parameters.</text:p>
      <text:p text:style-name="Text_20_body_20_with_20_1st_20_line_20_indent"/>
      <text:p text:style-name="P10">xor( num1, num2 )</text:p>
      <text:p text:style-name="Text_20_body_20_with_20_1st_20_line_20_indent">Returns the result of the bit-wise “xor” operation on the parameters.</text:p>
      <text:p text:style-name="Text_20_body_20_with_20_1st_20_line_20_indent"/>
      <text:p text:style-name="P10">complement( num )</text:p>
      <text:p text:style-name="Text_20_body_20_with_20_1st_20_line_20_indent">Returns the bit-wise complement of the parameter.</text:p>
      <text:p text:style-name="Text_20_body_20_with_20_1st_20_line_20_indent"/>
      <text:p text:style-name="P10">shift_left( num )</text:p>
      <text:p text:style-name="Text_20_body_20_with_20_1st_20_line_20_indent">Returns the result of the bit-wise “shift left” operation on the parameter.</text:p>
      <text:p text:style-name="Text_20_body_20_with_20_1st_20_line_20_indent"/>
      <text:p text:style-name="P10">shift_right( num )</text:p>
      <text:p text:style-name="Text_20_body_20_with_20_1st_20_line_20_indent">Returns the result of the bit-wise “shift right” operation on the parameter.</text:p>
      <text:p text:style-name="Text_20_body_20_with_20_1st_20_line_20_indent"/>
      <text:h text:style-name="Heading_20_3" text:outline-level="3">6.6 Built-in module math</text:h>
      <text:p text:style-name="Text_20_body_20_with_20_1st_20_line_20_indent">The math module provides common mathematics operations.</text:p>
      <text:p text:style-name="Text_20_body_20_with_20_1st_20_line_20_indent"/>
      <text:p text:style-name="Text_20_body_20_with_20_1st_20_line_20_indent"/>
      <text:p text:style-name="P10">pi()</text:p>
      <text:p text:style-name="Text_20_body_20_with_20_1st_20_line_20_indent">Returns the value of PI.</text:p>
      <text:p text:style-name="Text_20_body_20_with_20_1st_20_line_20_indent"/>
      <text:p text:style-name="P10">radians( degrees )</text:p>
      <text:p text:style-name="Text_20_body_20_with_20_1st_20_line_20_indent">Converts degrees to radians and returns the result.</text:p>
      <text:p text:style-name="Text_20_body_20_with_20_1st_20_line_20_indent"/>
      <text:p text:style-name="P10">degrees( radians )</text:p>
      <text:p text:style-name="Text_20_body_20_with_20_1st_20_line_20_indent">Converts radians to degrees and returns the result.</text:p>
      <text:p text:style-name="Text_20_body_20_with_20_1st_20_line_20_indent"/>
      <text:p text:style-name="P10"><text:soft-page-break/>cos( theta )</text:p>
      <text:p text:style-name="P10">sin( theta )</text:p>
      <text:p text:style-name="P10">tan( theta )</text:p>
      <text:p text:style-name="P10">acos( theta )</text:p>
      <text:p text:style-name="P10">asin( theta )</text:p>
      <text:p text:style-name="P10">atan( theta )</text:p>
      <text:p text:style-name="P10">cosh( theta )</text:p>
      <text:p text:style-name="P10">sinh( theta )</text:p>
      <text:p text:style-name="P10">tanh( theta )</text:p>
      <text:p text:style-name="Text_20_body_20_with_20_1st_20_line_20_indent">Common trigonometric functions. (Note: the trig functions operate with angles in radians).</text:p>
      <text:p text:style-name="Text_20_body_20_with_20_1st_20_line_20_indent"/>
      <text:p text:style-name="P10">exp( num )</text:p>
      <text:p text:style-name="Text_20_body_20_with_20_1st_20_line_20_indent">Returns the base-e exponential function of 'num'.</text:p>
      <text:p text:style-name="Text_20_body_20_with_20_1st_20_line_20_indent"/>
      <text:p text:style-name="P10">log( num )</text:p>
      <text:p text:style-name="Text_20_body_20_with_20_1st_20_line_20_indent">Returns the natural logarithm of 'num'.</text:p>
      <text:p text:style-name="Text_20_body_20_with_20_1st_20_line_20_indent"/>
      <text:p text:style-name="P10">log10( num )</text:p>
      <text:p text:style-name="Text_20_body_20_with_20_1st_20_line_20_indent">Returns the base-10 logarithm of 'num'.</text:p>
      <text:p text:style-name="Text_20_body_20_with_20_1st_20_line_20_indent"/>
      <text:p text:style-name="P10">abs( num )</text:p>
      <text:p text:style-name="Text_20_body_20_with_20_1st_20_line_20_indent">Returns the absolute value of 'num'.</text:p>
      <text:p text:style-name="Text_20_body_20_with_20_1st_20_line_20_indent"/>
      <text:p text:style-name="P10">sqrt( num )</text:p>
      <text:p text:style-name="Text_20_body_20_with_20_1st_20_line_20_indent">Returns the square root of 'num'.</text:p>
      <text:p text:style-name="Text_20_body_20_with_20_1st_20_line_20_indent"/>
      <text:p text:style-name="P10">pow( base, exponent )</text:p>
      <text:p text:style-name="Text_20_body_20_with_20_1st_20_line_20_indent">Returns 'base' raised to the power of 'exponent'.</text:p>
      <text:p text:style-name="Text_20_body_20_with_20_1st_20_line_20_indent"/>
      <text:p text:style-name="P10">modf( num )</text:p>
      <text:p text:style-name="Text_20_body_20_with_20_1st_20_line_20_indent">Returns a vector with two numbers, the first being the integer part of 'num' and the second being the fractional part.</text:p>
      <text:p text:style-name="Text_20_body_20_with_20_1st_20_line_20_indent"/>
      <text:p text:style-name="P10">fmod( numerator, denominator )</text:p>
      <text:p text:style-name="Text_20_body_20_with_20_1st_20_line_20_indent">Returns the floating-point remainder of 'numerator' / 'denominator'.</text:p>
      <text:p text:style-name="Text_20_body_20_with_20_1st_20_line_20_indent"/>
      <text:p text:style-name="P10"><text:soft-page-break/>floor( num )</text:p>
      <text:p text:style-name="Text_20_body_20_with_20_1st_20_line_20_indent">Returns the largest integral value that is not greater than 'num'.</text:p>
      <text:p text:style-name="Text_20_body_20_with_20_1st_20_line_20_indent"/>
      <text:p text:style-name="P10">ceil( num )</text:p>
      <text:p text:style-name="Text_20_body_20_with_20_1st_20_line_20_indent">Returns the smallest integral value that is not less than 'num'.</text:p>
      <text:p text:style-name="Text_20_body_20_with_20_1st_20_line_20_indent"/>
      <text:h text:style-name="Heading_20_3" text:outline-level="3">6.7 Built-in module os</text:h>
      <text:p text:style-name="Text_20_body_20_with_20_1st_20_line_20_indent">The 'os' module provides operating system functionality, including access to the filesystem, environment, etc.</text:p>
      <text:p text:style-name="Text_20_body_20_with_20_1st_20_line_20_indent"/>
      <text:p text:style-name="P10">exec( command )</text:p>
      <text:p text:style-name="Text_20_body_20_with_20_1st_20_line_20_indent">Executes a system command and returns the return value from that command.</text:p>
      <text:p text:style-name="Text_20_body_20_with_20_1st_20_line_20_indent"/>
      <text:p text:style-name="P10">getcwd()</text:p>
      <text:p text:style-name="Text_20_body_20_with_20_1st_20_line_20_indent">Returns the current working directory of the process.</text:p>
      <text:p text:style-name="Text_20_body_20_with_20_1st_20_line_20_indent"/>
      <text:p text:style-name="P10">chdir( dir )</text:p>
      <text:p text:style-name="Text_20_body_20_with_20_1st_20_line_20_indent">Changes the current working directory of the process to 'dir'.</text:p>
      <text:p text:style-name="Text_20_body_20_with_20_1st_20_line_20_indent"/>
      <text:p text:style-name="P10">splitpath( path )</text:p>
      <text:p text:style-name="Text_20_body_20_with_20_1st_20_line_20_indent">Returns a vector containing the directory and filename parts of 'path'.</text:p>
      <text:p text:style-name="Text_20_body_20_with_20_1st_20_line_20_indent"/>
      <text:p text:style-name="P10">joinpaths( paths )</text:p>
      <text:p text:style-name="Text_20_body_20_with_20_1st_20_line_20_indent">Takes a vector of strings representing parts of a path and joins them into a single path, with appropriate directory separators.</text:p>
      <text:p text:style-name="Text_20_body_20_with_20_1st_20_line_20_indent"/>
      <text:p text:style-name="P10">getdir( path )</text:p>
      <text:p text:style-name="Text_20_body_20_with_20_1st_20_line_20_indent">Returns the directory (“base path”) part of 'path'.</text:p>
      <text:p text:style-name="Text_20_body_20_with_20_1st_20_line_20_indent"/>
      <text:p text:style-name="P10">getfile( path )</text:p>
      <text:p text:style-name="Text_20_body_20_with_20_1st_20_line_20_indent">Returns the filename part of 'path'.</text:p>
      <text:p text:style-name="Text_20_body_20_with_20_1st_20_line_20_indent"/>
      <text:p text:style-name="P10">getext( path ) </text:p>
      <text:p text:style-name="Text_20_body_20_with_20_1st_20_line_20_indent">Returns the file extension part of 'path'. (Includes the '.').</text:p>
      <text:p text:style-name="Text_20_body_20_with_20_1st_20_line_20_indent"/>
      <text:p text:style-name="P10"><text:soft-page-break/>exists( path ) </text:p>
      <text:p text:style-name="Text_20_body_20_with_20_1st_20_line_20_indent">Returns true if the path given by 'path' exists on disk.</text:p>
      <text:p text:style-name="Text_20_body_20_with_20_1st_20_line_20_indent"/>
      <text:p text:style-name="P10">environ()</text:p>
      <text:p text:style-name="Text_20_body_20_with_20_1st_20_line_20_indent">Returns a map containing the system environment variables as name:value pairs.</text:p>
      <text:p text:style-name="Text_20_body_20_with_20_1st_20_line_20_indent"/>
      <text:p text:style-name="P10">getenv( name )</text:p>
      <text:p text:style-name="Text_20_body_20_with_20_1st_20_line_20_indent">Returns the value of the environment variable 'name'.</text:p>
      <text:p text:style-name="Text_20_body_20_with_20_1st_20_line_20_indent"/>
      <text:p text:style-name="P10">argv()</text:p>
      <text:p text:style-name="Text_20_body_20_with_20_1st_20_line_20_indent">Returns a vector containing the parameters that were passed to deva (excluding the deva execution program).</text:p>
      <text:p text:style-name="Text_20_body_20_with_20_1st_20_line_20_indent"/>
      <text:p text:style-name="P10">dirwalk( dir, recurse = true )</text:p>
      <text:p text:style-name="Text_20_body_20_with_20_1st_20_line_20_indent">Returns a vector containing all the files in 'dir'. The 'recurse' flag indicates whether or not sub-directories should be recursively walked as well.</text:p>
      <text:p text:style-name="Text_20_body_20_with_20_1st_20_line_20_indent"/>
      <text:p text:style-name="P10">isdir( path )</text:p>
      <text:p text:style-name="Text_20_body_20_with_20_1st_20_line_20_indent">Returns true if 'path' is a directory, false otherwise.</text:p>
      <text:p text:style-name="Text_20_body_20_with_20_1st_20_line_20_indent"/>
      <text:p text:style-name="P10">isfile( path )</text:p>
      <text:p text:style-name="Text_20_body_20_with_20_1st_20_line_20_indent">Returns true if 'path' is a regular file, false otherwise.</text:p>
      <text:p text:style-name="Text_20_body_20_with_20_1st_20_line_20_indent"/>
      <text:p text:style-name="P10">sep()</text:p>
      <text:p text:style-name="Text_20_body_20_with_20_1st_20_line_20_indent">Returns the string that represents the directory separator for the operating system.e.g. “/” on Posix/Unix systems.</text:p>
      <text:p text:style-name="Text_20_body_20_with_20_1st_20_line_20_indent"/>
      <text:p text:style-name="P10">extsep()</text:p>
      <text:p text:style-name="Text_20_body_20_with_20_1st_20_line_20_indent">Returns the string that represents the filename and extension separator for the operating system.e.g. “.” on Posix/Unix systems.</text:p>
      <text:p text:style-name="Text_20_body_20_with_20_1st_20_line_20_indent"/>
      <text:p text:style-name="P10">pathsep()</text:p>
      <text:p text:style-name="Text_20_body_20_with_20_1st_20_line_20_indent">Returns the string that represents the path environment variable separator for the operating system. e.g. “:” on Posix/Unix systems.</text:p>
      <text:p text:style-name="Text_20_body_20_with_20_1st_20_line_20_indent"/>
      <text:p text:style-name="P10">curdir()</text:p>
      <text:p text:style-name="Text_20_body_20_with_20_1st_20_line_20_indent">Returns the string that represents the current working directory for the operating system. e.g. “.” on <text:soft-page-break/>Posix/Unix systems.</text:p>
      <text:p text:style-name="Text_20_body_20_with_20_1st_20_line_20_indent"/>
      <text:p text:style-name="P10">pardir()</text:p>
      <text:p text:style-name="Text_20_body_20_with_20_1st_20_line_20_indent">Returns the string that represents the parent directory for the operating system.e.g. “..” on Posix/Unix systems.</text:p>
      <text:p text:style-name="Text_20_body_20_with_20_1st_20_line_20_indent"/>
      <text:h text:style-name="Heading_20_3" text:outline-level="3">6.8 Built-in module _re</text:h>
      <text:p text:style-name="Text_20_body_20_with_20_1st_20_line_20_indent">The '_re' module provides extended, Perl-style regular expression functionality. (The syntax for regular expressions follows the Perl 5 model). This modules is built on top of the Boost regex library; using the default behaviors. The documentation for said library may be found at <text:s/><text:a xlink:type="simple" xlink:href="http://www.boost.org/doc/libs/1_36_0/libs/regex/doc/html/index.html">http://www.boost.org/doc/libs/1_36_0/libs/regex/doc/html/index.html</text:a> and provides further details, if needed.</text:p>
      <text:p text:style-name="Text_20_body_20_with_20_1st_20_line_20_indent">Note: Following the convention for native (i.e. written in C++) built-in modules that are shadowed by more complete or user-friendly deva modules, this module's name begins with an underscore. This allows the more usable module to have the same friendly name, in this case the 're' module, documented next.</text:p>
      <text:p text:style-name="P10"/>
      <text:p text:style-name="P10">compile( regex_str )</text:p>
      <text:p text:style-name="Text_20_body_20_with_20_1st_20_line_20_indent">Compiles the regular expression 'regex_str' and returns a regex object.</text:p>
      <text:p text:style-name="Text_20_body_20_with_20_1st_20_line_20_indent"/>
      <text:p text:style-name="P10">match( regex, input )</text:p>
      <text:p text:style-name="Text_20_body_20_with_20_1st_20_line_20_indent">Locate matches of the regex object 'regex' in the input string 'input'. Match differs from 'search' in that match will only find a match when the entire input text matches. If there is no successful match of the regular expression, 'match' returns null. If there are successful matches, 'match' returns a vector of the matches, where item 0 is the entire match and the subsequent items are the matches for each individual group in the regular expression. Each item in the vector is a map with items named “start”, “end” and “str”. “str” is the text of the match, “start” the index to the beginning of the match and “end” the index to the end of the match. (Such that the slice 'input[matches.start : matches.end]' yields the same string as “str”). For example, the code:</text:p>
      <text:p text:style-name="P11">regexp = _re.compile( "(\w+)\W+(\w+)" );</text:p>
      <text:p text:style-name="P11">matches = _re.search( regexp, "@abc def--" );</text:p>
      <text:p text:style-name="P11">print( matches );</text:p>
      <text:p text:style-name="Text_20_body_20_with_20_1st_20_line_20_indent"/>
      <text:p text:style-name="Text_20_body_20_with_20_1st_20_line_20_indent">Produces the output:</text:p>
      <text:p text:style-name="P11">[{end:8, start:1, str:abc def}, {end:4, start:1, str:abc}, {end:8, start:5, str:def}] </text:p>
      <text:p text:style-name="Text_20_body_20_with_20_1st_20_line_20_indent"/>
      <text:p text:style-name="P10">search( regex, input )</text:p>
      <text:p text:style-name="Text_20_body_20_with_20_1st_20_line_20_indent">Locate matches of the regex object 'regex' in the input string 'input'. Search differs from 'match' in that search will find a match anywhere within the text. Format of the matches returned is the same as <text:soft-page-break/>for 'match'.</text:p>
      <text:p text:style-name="Text_20_body_20_with_20_1st_20_line_20_indent"/>
      <text:p text:style-name="P10">replace( regex, input, format )</text:p>
      <text:p text:style-name="Text_20_body_20_with_20_1st_20_line_20_indent">Returns the string resulting from replacing in the string 'input' using 'format' and the regular expression object 'regex'. Similar to substitute operations in sed or perl. The syntax for the 'format' string is functionally identical to the<text:span text:style-name="T11"> Perl format string rules. </text:span>In addition, during 'replace' operations all non-overlapping occurrences of the regular expression are located and replaced, and sections of the input that did not match the expression, are copied unchanged to the output string. </text:p>
      <text:p text:style-name="Text_20_body_20_with_20_1st_20_line_20_indent"/>
      <text:p text:style-name="P10">delete( regex )</text:p>
      <text:p text:style-name="Text_20_body_20_with_20_1st_20_line_20_indent">Deletes the regex object 'regex' and returns resources to the operating system. <text:span text:style-name="T10">Must</text:span> be called to properly dispose of the regex object.</text:p>
      <text:h text:style-name="Heading_20_3" text:outline-level="3"/>
      <text:h text:style-name="Heading_20_3" text:outline-level="3">6.9 Module re</text:h>
      <text:p text:style-name="Text_20_body_20_with_20_1st_20_line_20_indent">The module 're' supplies a more convenient way to use regular expressions than the native built-in module '_re'. Re is a wrapper for '_re' which is written in deva code and takes advantage of class destructors to free the native regular expression object used by '_re'.</text:p>
      <text:p text:style-name="Text_20_body_20_with_20_1st_20_line_20_indent"/>
      <text:p text:style-name="P10">escape( s )</text:p>
      <text:p text:style-name="Text_20_body_20_with_20_1st_20_line_20_indent">Returns the string 's' with all the regular expression special characters escaped.</text:p>
      <text:p text:style-name="Text_20_body_20_with_20_1st_20_line_20_indent"/>
      <text:p text:style-name="P10">class re</text:p>
      <text:p text:style-name="Text_20_body_20_with_20_1st_20_line_20_indent">The re class is the main type defined in module 're' and provides all the operations for working with regular expressions. Because it's constructor builds the regular expression object, and its destructor automatically frees it, it is easier to use than the raw '_re' built-in module. Its methods are as follows:</text:p>
      <text:p text:style-name="Text_20_body_20_with_20_1st_20_line_20_indent"/>
      <text:p text:style-name="P12">new( pattern )</text:p>
      <text:p text:style-name="P13">The constructor for the re class takes a pattern as its parameter and compiles a regular expression object from this pattern.</text:p>
      <text:p text:style-name="Text_20_body_20_with_20_1st_20_line_20_indent"/>
      <text:p text:style-name="P12">delete()</text:p>
      <text:p text:style-name="P13">The destructor for the re class frees the internal regular expression object automatically.</text:p>
      <text:p text:style-name="P13"/>
      <text:p text:style-name="P12">match( input )</text:p>
      <text:p text:style-name="P13">Matches the regular expression for the entire string 'input'. Returns a vector of matches. See '_re.match' for details.</text:p>
      <text:p text:style-name="Text_20_body_20_with_20_1st_20_line_20_indent">.</text:p>
      <text:p text:style-name="P12"><text:soft-page-break/>search( input )</text:p>
      <text:p text:style-name="P13">Searches the regular expression anywhere in the string 'input' for matches. Returns a vector of matches. See '_re.search' for details.</text:p>
      <text:p text:style-name="Text_20_body_20_with_20_1st_20_line_20_indent">.</text:p>
      <text:p text:style-name="P12">replace( input, format )</text:p>
      <text:p text:style-name="P13">Returns the string resulting from replacing in the string 'input' using the format-string 'format'. See '_re.replace' for details.</text:p>
      <text:p text:style-name="Text_20_body_20_with_20_1st_20_line_20_indent">.</text:p>
      <text:h text:style-name="Heading_20_3" text:outline-level="3">6.10 Module glob</text:h>
      <text:p text:style-name="Text_20_body_20_with_20_1st_20_line_20_indent">The 'glob' module provides functions to use Unix command-line style “file globs”, such as “*.dv” (matches all files with the .dv extension). It supports *, ? and [] glob syntax. 'glob' is written in deva code and utilizes the 're' module.</text:p>
      <text:p text:style-name="Text_20_body_20_with_20_1st_20_line_20_indent"/>
      <text:p text:style-name="P10">glob( pattern )</text:p>
      <text:p text:style-name="Text_20_body_20_with_20_1st_20_line_20_indent">The glob function takes a file glob pattern and returns the result as a vector of filenames. It is a non-recursive file-walk. If you need to walk a directory tree recursively, see the built-in 'dirwalk' function.</text:p>
      <text:p text:style-name="Standard"/>
      <text:h text:style-name="P25" text:outline-level="2">7 Sample deva code</text:h>
      <text:h text:style-name="P29" text:outline-level="3">7.1 bubble sort</text:h>
      <text:p text:style-name="P11"/>
      <text:p text:style-name="P11"># bubble sort the vector 'a'</text:p>
      <text:p text:style-name="P11">def bubble_sort( a )</text:p>
      <text:p text:style-name="P11">{</text:p>
      <text:p text:style-name="P11"><text:tab/>local len = length( a );</text:p>
      <text:p text:style-name="P11"><text:tab/>local swap = true;</text:p>
      <text:p text:style-name="P11"><text:tab/>while( swap )</text:p>
      <text:p text:style-name="P11"><text:tab/>{</text:p>
      <text:p text:style-name="P11"><text:tab/><text:tab/>local swap = false;</text:p>
      <text:p text:style-name="P11"><text:tab/><text:tab/>local i = len-1;</text:p>
      <text:p text:style-name="P11"><text:tab/><text:tab/>while( i &gt;= 0 )</text:p>
      <text:p text:style-name="P11"><text:tab/><text:tab/>{</text:p>
      <text:p text:style-name="P11"><text:tab/><text:tab/><text:tab/>local j = 1;</text:p>
      <text:p text:style-name="P11"><text:tab/><text:tab/><text:tab/>while( j &lt;= i )</text:p>
      <text:p text:style-name="P11"><text:tab/><text:tab/><text:tab/>{</text:p>
      <text:p text:style-name="P11"><text:tab/><text:tab/><text:tab/><text:tab/>if( a[j-1] &gt; a[j] )</text:p>
      <text:p text:style-name="P11"><text:tab/><text:tab/><text:tab/><text:tab/>{</text:p>
      <text:p text:style-name="P11"><text:soft-page-break/><text:tab/><text:tab/><text:tab/><text:tab/><text:tab/>temp = a[j-1];</text:p>
      <text:p text:style-name="P11"><text:tab/><text:tab/><text:tab/><text:tab/><text:tab/>a[j-1] = a[j];</text:p>
      <text:p text:style-name="P11"><text:tab/><text:tab/><text:tab/><text:tab/><text:tab/>a[j] = temp;</text:p>
      <text:p text:style-name="P11"><text:tab/><text:tab/><text:tab/><text:tab/><text:tab/>swap = true;</text:p>
      <text:p text:style-name="P11"><text:tab/><text:tab/><text:tab/><text:tab/>}</text:p>
      <text:p text:style-name="P11"><text:tab/><text:tab/><text:tab/><text:tab/>j = j + 1;</text:p>
      <text:p text:style-name="P11"><text:tab/><text:tab/><text:tab/>}</text:p>
      <text:p text:style-name="P11"><text:tab/><text:tab/><text:tab/>i = i - 1;</text:p>
      <text:p text:style-name="P11"><text:tab/><text:tab/>}</text:p>
      <text:p text:style-name="P11"><text:tab/>}</text:p>
      <text:p text:style-name="P11"><text:tab/>return a;</text:p>
      <text:p text:style-name="P11">}</text:p>
      <text:p text:style-name="P11"/>
      <text:p text:style-name="P11"># given a vector 'l', one could:</text:p>
      <text:p text:style-name="P11"># sort the array</text:p>
      <text:p text:style-name="P11">n = bubble_sort( l );</text:p>
      <text:p text:style-name="P11"># print it</text:p>
      <text:p text:style-name="P11">for( i in l )</text:p>
      <text:p text:style-name="P11">{</text:p>
      <text:p text:style-name="P11"><text:tab/>print( i );</text:p>
      <text:p text:style-name="P11">}</text:p>
      <text:p text:style-name="P11"># one could also print it simply using:</text:p>
      <text:p text:style-name="P11">#print( l );</text:p>
      <text:h text:style-name="Heading_20_3" text:outline-level="3">7.2 default parameters</text:h>
      <text:p text:style-name="fixed"/>
      <text:p text:style-name="fixed"># demonstrate default parameters</text:p>
      <text:p text:style-name="fixed">def foo( a = "foo", b = "bar", c = "jam" )</text:p>
      <text:p text:style-name="fixed">{</text:p>
      <text:p text:style-name="fixed"><text:tab/>print( a + b + c);</text:p>
      <text:p text:style-name="fixed">}</text:p>
      <text:p text:style-name="fixed"># all of these calls are valid:</text:p>
      <text:p text:style-name="fixed">foo( "not", " no", " way" );</text:p>
      <text:p text:style-name="fixed">foo( "this is", " tasty " );</text:p>
      <text:p text:style-name="fixed">foo( "goo" );</text:p>
      <text:p text:style-name="fixed">foo();</text:p>
      <text:h text:style-name="Heading_20_3" text:outline-level="3"><text:soft-page-break/>7.3 import</text:h>
      <text:p text:style-name="fixed"># module 'foo' (file: foo.dv)</text:p>
      <text:p text:style-name="fixed">class foocls</text:p>
      <text:p text:style-name="fixed">{</text:p>
      <text:p text:style-name="fixed"><text:tab/>def foomethod()</text:p>
      <text:p text:style-name="fixed"><text:tab/>{</text:p>
      <text:p text:style-name="fixed"><text:tab/><text:tab/>print( “foocls.foomethod called from module foo” );</text:p>
      <text:p text:style-name="fixed"><text:tab/>}</text:p>
      <text:p text:style-name="fixed">}</text:p>
      <text:p text:style-name="fixed">def foofcn()</text:p>
      <text:p text:style-name="fixed">{</text:p>
      <text:p text:style-name="fixed"><text:tab/>print( “foofcn called from module foo” );</text:p>
      <text:p text:style-name="fixed">}</text:p>
      <text:p text:style-name="fixed"># end of module foo</text:p>
      <text:p text:style-name="fixed"/>
      <text:p text:style-name="fixed"># module main (file: main.dv)</text:p>
      <text:p text:style-name="fixed">import foo;<text:tab/># you could also do: 'import bar/foo' if foo.dv was in the bar</text:p>
      <text:p text:style-name="fixed"><text:tab/><text:tab/><text:tab/># directory </text:p>
      <text:p text:style-name="fixed"/>
      <text:p text:style-name="fixed">def bar()</text:p>
      <text:p text:style-name="fixed">{</text:p>
      <text:p text:style-name="fixed"><text:tab/>print( "test returned to and code executing here" );</text:p>
      <text:p text:style-name="fixed"><text:tab/># NOTICE second and subsequent imports of the same module have no effect</text:p>
      <text:p text:style-name="fixed"><text:tab/>import foo;</text:p>
      <text:p text:style-name="fixed">}</text:p>
      <text:p text:style-name="fixed"># we can call functions from imported modules with the module name as the</text:p>
      <text:p text:style-name="fixed"># namespace:</text:p>
      <text:p text:style-name="fixed">foo.foofcn();</text:p>
      <text:p text:style-name="fixed">bar();</text:p>
      <text:p text:style-name="fixed"># class from module</text:p>
      <text:p text:style-name="fixed">f = new foo.foocls();</text:p>
      <text:p text:style-name="fixed">f.foomethod();</text:p>
      <text:h text:style-name="Heading_20_3" text:outline-level="3">7.4 eval – running code dynamically</text:h>
      <text:p text:style-name="fixed"># test eval</text:p>
      <text:p text:style-name="fixed">eval( "def foo(){ print( \"foobar\" ); }" );</text:p>
      <text:p text:style-name="fixed">foo();</text:p>
      <text:h text:style-name="Heading_20_3" text:outline-level="3"><text:soft-page-break/>7.5 Classes, instances, constructors and inheritance</text:h>
      <text:p text:style-name="fixed"/>
      <text:p text:style-name="fixed"># class/inheritance/new test</text:p>
      <text:p text:style-name="fixed">class A</text:p>
      <text:p text:style-name="fixed">{</text:p>
      <text:p text:style-name="fixed"><text:tab/>def new()</text:p>
      <text:p text:style-name="fixed"><text:tab/>{</text:p>
      <text:p text:style-name="fixed"><text:tab/>}</text:p>
      <text:p text:style-name="fixed"><text:tab/>def init()</text:p>
      <text:p text:style-name="fixed"><text:tab/>{</text:p>
      <text:p text:style-name="fixed"><text:tab/><text:tab/>self.iter = 1;</text:p>
      <text:p text:style-name="fixed"><text:tab/>}</text:p>
      <text:p text:style-name="fixed"><text:tab/>def add_to( n )</text:p>
      <text:p text:style-name="fixed"><text:tab/>{</text:p>
      <text:p text:style-name="fixed"><text:tab/><text:tab/>return n + self.iter;</text:p>
      <text:p text:style-name="fixed"><text:tab/>}</text:p>
      <text:p text:style-name="fixed">}</text:p>
      <text:p text:style-name="fixed">class B</text:p>
      <text:p text:style-name="fixed">{</text:p>
      <text:p text:style-name="fixed"><text:tab/>def init()</text:p>
      <text:p text:style-name="fixed"><text:tab/>{</text:p>
      <text:p text:style-name="fixed"><text:tab/><text:tab/>self.iter = 2;</text:p>
      <text:p text:style-name="fixed"><text:tab/>}</text:p>
      <text:p text:style-name="fixed">}</text:p>
      <text:p text:style-name="fixed"># class C inherits from class B and A</text:p>
      <text:p text:style-name="fixed">class C : B, A</text:p>
      <text:p text:style-name="fixed">{</text:p>
      <text:p text:style-name="fixed"><text:tab/># constructor for class C</text:p>
      <text:p text:style-name="fixed"><text:tab/>def new( name )</text:p>
      <text:p text:style-name="fixed"><text:tab/>{</text:p>
      <text:p text:style-name="fixed"><text:tab/><text:tab/>self.name = name;</text:p>
      <text:p text:style-name="fixed"><text:tab/><text:tab/># will call B's init, as it overrides A's</text:p>
      <text:p text:style-name="fixed"><text:tab/><text:tab/>self.init();</text:p>
      <text:p text:style-name="fixed"><text:tab/>}</text:p>
      <text:p text:style-name="fixed"><text:tab/>def run()</text:p>
      <text:p text:style-name="fixed"><text:tab/>{</text:p>
      <text:p text:style-name="fixed"><text:tab/><text:tab/>print( self.name );</text:p>
      <text:p text:style-name="fixed"><text:tab/><text:tab/># will print '4'</text:p>
      <text:p text:style-name="fixed"><text:soft-page-break/><text:tab/><text:tab/>print( self.add_to( 2 ) );</text:p>
      <text:p text:style-name="fixed"><text:tab/>}</text:p>
      <text:p text:style-name="fixed">}</text:p>
      <text:p text:style-name="fixed"># notice that we can use a class as an object</text:p>
      <text:p text:style-name="fixed">A.init();</text:p>
      <text:p text:style-name="fixed">print( A.add_to( 2 ) );<text:tab/><text:tab/># this will print '3'</text:p>
      <text:p text:style-name="fixed"># and create an instance of that class and use that as an object</text:p>
      <text:p text:style-name="fixed">obj = new C( "rumplestiltskin" );</text:p>
      <text:p text:style-name="fixed">obj.run();</text:p>
      <text:p text:style-name="fixed"/>
      <text:h text:style-name="Heading_20_2" text:outline-level="2">8 Embedding deva</text:h>
      <text:p text:style-name="Text_20_body_20_with_20_1st_20_line_20_indent">[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Mono1" svg:font-family="'DejaVu Sans Mono'" style:font-family-generic="modern"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fixed" style:family="paragraph" style:parent-style-name="Text_20_body" style:class="text">
      <style:paragraph-properties fo:margin-left="0in" fo:margin-right="0in" fo:text-indent="0in" style:auto-text-indent="true"/>
      <style:text-properties style:font-name="DejaVu Sans Mono" fo:font-size="10pt"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ext_20_body_20_with_20_1st_20_line_20_indent" style:display-name="Text body with 1st line indent" style:family="paragraph" style:parent-style-name="Text_20_body" style:class="text">
      <style:paragraph-properties fo:margin-left="0in" fo:margin-right="0in" fo:text-indent="0in" style:auto-text-indent="tru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1-15T14:07:11</meta:creation-date>
    <dc:date>2010-11-19T16:40:53</dc:date>
    <meta:editing-duration>PT172H23M59S</meta:editing-duration>
    <meta:editing-cycles>89</meta:editing-cycles>
    <meta:generator>OpenOffice.org/3.2$Linux OpenOffice.org_project/320m12$Build-9483</meta:generator>
    <meta:document-statistic meta:table-count="0" meta:image-count="0" meta:object-count="0" meta:page-count="35" meta:paragraph-count="723" meta:word-count="9156" meta:character-count="52957"/>
    <meta:user-defined meta:name="Info 1"/>
    <meta:user-defined meta:name="Info 2"/>
    <meta:user-defined meta:name="Info 3"/>
    <meta:user-defined meta:name="Info 4"/>
  </office:meta>
</office:document-meta>
</file>